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6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8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3312360" table:style-name="ce5">
            <text:p>3.312.360</text:p>
          </table:table-cell>
          <table:table-cell office:value-type="float" office:value="502000" table:style-name="ce5">
            <text:p>502.000</text:p>
          </table:table-cell>
          <table:table-cell office:value-type="float" office:value="1054200" table:style-name="ce5">
            <text:p>1.054.200</text:p>
          </table:table-cell>
          <table:table-cell office:value-type="float" office:value="167500" table:style-name="ce5">
            <text:p>167.500</text:p>
          </table:table-cell>
          <table:table-cell office:value-type="float" office:value="5036060" table:style-name="ce6">
            <text:p>5.036.060</text:p>
          </table:table-cell>
          <table:table-cell office:value-type="float" office:value="4711142" table:style-name="ce6">
            <text:p>4.711.142</text:p>
          </table:table-cell>
          <table:table-cell office:value-type="percentage" office:value="0.93548170593678392" table:style-name="ce7">
            <text:p>93,5%</text:p>
          </table:table-cell>
          <table:table-cell office:value-type="float" office:value="3159245" table:style-name="ce5">
            <text:p>3.159.245</text:p>
          </table:table-cell>
          <table:table-cell office:value-type="float" office:value="1606909" table:style-name="ce5">
            <text:p>1.606.909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629775" table:style-name="ce5">
            <text:p>629.775</text:p>
          </table:table-cell>
          <table:table-cell office:value-type="float" office:value="93100" table:style-name="ce5">
            <text:p>93.100</text:p>
          </table:table-cell>
          <table:table-cell office:value-type="float" office:value="165600" table:style-name="ce5">
            <text:p>165.600</text:p>
          </table:table-cell>
          <table:table-cell office:value-type="float" office:value="26200" table:style-name="ce5">
            <text:p>26.200</text:p>
          </table:table-cell>
          <table:table-cell office:value-type="float" office:value="914675" table:style-name="ce6">
            <text:p>914.675</text:p>
          </table:table-cell>
          <table:table-cell office:value-type="float" office:value="832942" table:style-name="ce6">
            <text:p>832.942</text:p>
          </table:table-cell>
          <table:table-cell office:value-type="percentage" office:value="0.91064257796485093" table:style-name="ce7">
            <text:p>91,1%</text:p>
          </table:table-cell>
          <table:table-cell office:value-type="float" office:value="547545" table:style-name="ce5">
            <text:p>547.545</text:p>
          </table:table-cell>
          <table:table-cell office:value-type="float" office:value="296645" table:style-name="ce5">
            <text:p>296.645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68355" table:style-name="ce5">
            <text:p>568.355</text:p>
          </table:table-cell>
          <table:table-cell office:value-type="float" office:value="80200" table:style-name="ce5">
            <text:p>80.200</text:p>
          </table:table-cell>
          <table:table-cell office:value-type="float" office:value="127000" table:style-name="ce5">
            <text:p>127.000</text:p>
          </table:table-cell>
          <table:table-cell office:value-type="float" office:value="20200" table:style-name="ce5">
            <text:p>20.200</text:p>
          </table:table-cell>
          <table:table-cell office:value-type="float" office:value="795755" table:style-name="ce6">
            <text:p>795.755</text:p>
          </table:table-cell>
          <table:table-cell office:value-type="float" office:value="767489" table:style-name="ce6">
            <text:p>767.489</text:p>
          </table:table-cell>
          <table:table-cell office:value-type="percentage" office:value="0.96447901678280379" table:style-name="ce7">
            <text:p>96,4%</text:p>
          </table:table-cell>
          <table:table-cell office:value-type="float" office:value="493717" table:style-name="ce5">
            <text:p>493.717</text:p>
          </table:table-cell>
          <table:table-cell office:value-type="float" office:value="283390" table:style-name="ce5">
            <text:p>283.390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418050" table:style-name="ce5">
            <text:p>418.050</text:p>
          </table:table-cell>
          <table:table-cell office:value-type="float" office:value="62400" table:style-name="ce5">
            <text:p>62.400</text:p>
          </table:table-cell>
          <table:table-cell office:value-type="float" office:value="145800" table:style-name="ce5">
            <text:p>145.800</text:p>
          </table:table-cell>
          <table:table-cell office:value-type="float" office:value="23200" table:style-name="ce5">
            <text:p>23.200</text:p>
          </table:table-cell>
          <table:table-cell office:value-type="float" office:value="649450" table:style-name="ce6">
            <text:p>649.450</text:p>
          </table:table-cell>
          <table:table-cell office:value-type="float" office:value="539146" table:style-name="ce6">
            <text:p>539.146</text:p>
          </table:table-cell>
          <table:table-cell office:value-type="percentage" office:value="0.83015782585264453" table:style-name="ce7">
            <text:p>83,0%</text:p>
          </table:table-cell>
          <table:table-cell office:value-type="float" office:value="384742" table:style-name="ce5">
            <text:p>384.742</text:p>
          </table:table-cell>
          <table:table-cell office:value-type="float" office:value="162491" table:style-name="ce5">
            <text:p>162.491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835350" table:style-name="ce5">
            <text:p>835.350</text:p>
          </table:table-cell>
          <table:table-cell office:value-type="float" office:value="104800" table:style-name="ce5">
            <text:p>104.800</text:p>
          </table:table-cell>
          <table:table-cell office:value-type="float" office:value="271000" table:style-name="ce5">
            <text:p>271.000</text:p>
          </table:table-cell>
          <table:table-cell office:value-type="float" office:value="43000" table:style-name="ce5">
            <text:p>43.000</text:p>
          </table:table-cell>
          <table:table-cell office:value-type="float" office:value="1254150" table:style-name="ce6">
            <text:p>1.254.150</text:p>
          </table:table-cell>
          <table:table-cell office:value-type="float" office:value="1062442" table:style-name="ce6">
            <text:p>1.062.442</text:p>
          </table:table-cell>
          <table:table-cell office:value-type="percentage" office:value="0.84714109157596784" table:style-name="ce7">
            <text:p>84,7%</text:p>
          </table:table-cell>
          <table:table-cell office:value-type="float" office:value="760830" table:style-name="ce5">
            <text:p>760.830</text:p>
          </table:table-cell>
          <table:table-cell office:value-type="float" office:value="330436" table:style-name="ce5">
            <text:p>330.436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79195" table:style-name="ce5">
            <text:p>279.195</text:p>
          </table:table-cell>
          <table:table-cell office:value-type="float" office:value="40700" table:style-name="ce5">
            <text:p>40.700</text:p>
          </table:table-cell>
          <table:table-cell office:value-type="float" office:value="72500" table:style-name="ce5">
            <text:p>72.500</text:p>
          </table:table-cell>
          <table:table-cell office:value-type="float" office:value="11450" table:style-name="ce5">
            <text:p>11.450</text:p>
          </table:table-cell>
          <table:table-cell office:value-type="float" office:value="403845" table:style-name="ce6">
            <text:p>403.845</text:p>
          </table:table-cell>
          <table:table-cell office:value-type="float" office:value="364918" table:style-name="ce6">
            <text:p>364.918</text:p>
          </table:table-cell>
          <table:table-cell office:value-type="percentage" office:value="0.90360905793064172" table:style-name="ce7">
            <text:p>90,4%</text:p>
          </table:table-cell>
          <table:table-cell office:value-type="float" office:value="242511" table:style-name="ce5">
            <text:p>242.511</text:p>
          </table:table-cell>
          <table:table-cell office:value-type="float" office:value="127614" table:style-name="ce5">
            <text:p>127.614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326495" table:style-name="ce5">
            <text:p>1.326.495</text:p>
          </table:table-cell>
          <table:table-cell office:value-type="float" office:value="195800" table:style-name="ce5">
            <text:p>195.800</text:p>
          </table:table-cell>
          <table:table-cell office:value-type="float" office:value="298300" table:style-name="ce5">
            <text:p>298.300</text:p>
          </table:table-cell>
          <table:table-cell office:value-type="float" office:value="47450" table:style-name="ce5">
            <text:p>47.450</text:p>
          </table:table-cell>
          <table:table-cell office:value-type="float" office:value="1868045" table:style-name="ce6">
            <text:p>1.868.045</text:p>
          </table:table-cell>
          <table:table-cell office:value-type="float" office:value="1670624" table:style-name="ce6">
            <text:p>1.670.624</text:p>
          </table:table-cell>
          <table:table-cell office:value-type="percentage" office:value="0.89431678573053652" table:style-name="ce7">
            <text:p>89,4%</text:p>
          </table:table-cell>
          <table:table-cell office:value-type="float" office:value="1037313" table:style-name="ce5">
            <text:p>1.037.313</text:p>
          </table:table-cell>
          <table:table-cell office:value-type="float" office:value="658566" table:style-name="ce5">
            <text:p>658.566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893745" table:style-name="ce5">
            <text:p>893.745</text:p>
          </table:table-cell>
          <table:table-cell office:value-type="float" office:value="134400" table:style-name="ce5">
            <text:p>134.400</text:p>
          </table:table-cell>
          <table:table-cell office:value-type="float" office:value="253800" table:style-name="ce5">
            <text:p>253.800</text:p>
          </table:table-cell>
          <table:table-cell office:value-type="float" office:value="40475" table:style-name="ce5">
            <text:p>40.475</text:p>
          </table:table-cell>
          <table:table-cell office:value-type="float" office:value="1322420" table:style-name="ce6">
            <text:p>1.322.420</text:p>
          </table:table-cell>
          <table:table-cell office:value-type="float" office:value="1206939" table:style-name="ce6">
            <text:p>1.206.939</text:p>
          </table:table-cell>
          <table:table-cell office:value-type="percentage" office:value="0.91267449070643214" table:style-name="ce7">
            <text:p>91,3%</text:p>
          </table:table-cell>
          <table:table-cell office:value-type="float" office:value="816585" table:style-name="ce5">
            <text:p>816.585</text:p>
          </table:table-cell>
          <table:table-cell office:value-type="float" office:value="416783" table:style-name="ce5">
            <text:p>416.783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3214610" table:style-name="ce5">
            <text:p>3.214.610</text:p>
          </table:table-cell>
          <table:table-cell office:value-type="float" office:value="487700" table:style-name="ce5">
            <text:p>487.700</text:p>
          </table:table-cell>
          <table:table-cell office:value-type="float" office:value="969100" table:style-name="ce5">
            <text:p>969.100</text:p>
          </table:table-cell>
          <table:table-cell office:value-type="float" office:value="153950" table:style-name="ce5">
            <text:p>153.950</text:p>
          </table:table-cell>
          <table:table-cell office:value-type="float" office:value="4825360" table:style-name="ce6">
            <text:p>4.825.360</text:p>
          </table:table-cell>
          <table:table-cell office:value-type="float" office:value="4240669" table:style-name="ce6">
            <text:p>4.240.669</text:p>
          </table:table-cell>
          <table:table-cell office:value-type="percentage" office:value="0.87882955883084368" table:style-name="ce7">
            <text:p>87,9%</text:p>
          </table:table-cell>
          <table:table-cell office:value-type="float" office:value="2861596" table:style-name="ce5">
            <text:p>2.861.596</text:p>
          </table:table-cell>
          <table:table-cell office:value-type="float" office:value="1423308" table:style-name="ce5">
            <text:p>1.423.308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018440" table:style-name="ce5">
            <text:p>2.018.440</text:p>
          </table:table-cell>
          <table:table-cell office:value-type="float" office:value="305500" table:style-name="ce5">
            <text:p>305.500</text:p>
          </table:table-cell>
          <table:table-cell office:value-type="float" office:value="629800" table:style-name="ce5">
            <text:p>629.800</text:p>
          </table:table-cell>
          <table:table-cell office:value-type="float" office:value="100100" table:style-name="ce5">
            <text:p>100.100</text:p>
          </table:table-cell>
          <table:table-cell office:value-type="float" office:value="3053840" table:style-name="ce6">
            <text:p>3.053.840</text:p>
          </table:table-cell>
          <table:table-cell office:value-type="float" office:value="2679175" table:style-name="ce6">
            <text:p>2.679.175</text:p>
          </table:table-cell>
          <table:table-cell office:value-type="percentage" office:value="0.87731348073245485" table:style-name="ce7">
            <text:p>87,7%</text:p>
          </table:table-cell>
          <table:table-cell office:value-type="float" office:value="1821055" table:style-name="ce5">
            <text:p>1.821.055</text:p>
          </table:table-cell>
          <table:table-cell office:value-type="float" office:value="913453" table:style-name="ce5">
            <text:p>913.453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509615" table:style-name="ce5">
            <text:p>509.615</text:p>
          </table:table-cell>
          <table:table-cell office:value-type="float" office:value="73600" table:style-name="ce5">
            <text:p>73.600</text:p>
          </table:table-cell>
          <table:table-cell office:value-type="float" office:value="132400" table:style-name="ce5">
            <text:p>132.400</text:p>
          </table:table-cell>
          <table:table-cell office:value-type="float" office:value="21000" table:style-name="ce5">
            <text:p>21.000</text:p>
          </table:table-cell>
          <table:table-cell office:value-type="float" office:value="736615" table:style-name="ce6">
            <text:p>736.615</text:p>
          </table:table-cell>
          <table:table-cell office:value-type="float" office:value="678475" table:style-name="ce6">
            <text:p>678.475</text:p>
          </table:table-cell>
          <table:table-cell office:value-type="percentage" office:value="0.92107138735974692" table:style-name="ce7">
            <text:p>92,1%</text:p>
          </table:table-cell>
          <table:table-cell office:value-type="float" office:value="446172" table:style-name="ce5">
            <text:p>446.172</text:p>
          </table:table-cell>
          <table:table-cell office:value-type="float" office:value="244753" table:style-name="ce5">
            <text:p>244.753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406455" table:style-name="ce5">
            <text:p>1.406.455</text:p>
          </table:table-cell>
          <table:table-cell office:value-type="float" office:value="200200" table:style-name="ce5">
            <text:p>200.200</text:p>
          </table:table-cell>
          <table:table-cell office:value-type="float" office:value="336600" table:style-name="ce5">
            <text:p>336.600</text:p>
          </table:table-cell>
          <table:table-cell office:value-type="float" office:value="53600" table:style-name="ce5">
            <text:p>53.600</text:p>
          </table:table-cell>
          <table:table-cell office:value-type="float" office:value="1996855" table:style-name="ce6">
            <text:p>1.996.855</text:p>
          </table:table-cell>
          <table:table-cell office:value-type="float" office:value="1874422" table:style-name="ce6">
            <text:p>1.874.422</text:p>
          </table:table-cell>
          <table:table-cell office:value-type="percentage" office:value="0.93868708544185731" table:style-name="ce7">
            <text:p>93,9%</text:p>
          </table:table-cell>
          <table:table-cell office:value-type="float" office:value="1224586" table:style-name="ce5">
            <text:p>1.224.586</text:p>
          </table:table-cell>
          <table:table-cell office:value-type="float" office:value="690840" table:style-name="ce5">
            <text:p>690.840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48655" table:style-name="ce5">
            <text:p>148.655</text:p>
          </table:table-cell>
          <table:table-cell office:value-type="float" office:value="21600" table:style-name="ce5">
            <text:p>21.600</text:p>
          </table:table-cell>
          <table:table-cell office:value-type="float" office:value="39600" table:style-name="ce5">
            <text:p>39.600</text:p>
          </table:table-cell>
          <table:table-cell office:value-type="float" office:value="6300" table:style-name="ce5">
            <text:p>6.300</text:p>
          </table:table-cell>
          <table:table-cell office:value-type="float" office:value="216155" table:style-name="ce6">
            <text:p>216.155</text:p>
          </table:table-cell>
          <table:table-cell office:value-type="float" office:value="196016" table:style-name="ce6">
            <text:p>196.016</text:p>
          </table:table-cell>
          <table:table-cell office:value-type="percentage" office:value="0.9068307464550901" table:style-name="ce7">
            <text:p>90,7%</text:p>
          </table:table-cell>
          <table:table-cell office:value-type="float" office:value="127088" table:style-name="ce5">
            <text:p>127.088</text:p>
          </table:table-cell>
          <table:table-cell office:value-type="float" office:value="72600" table:style-name="ce5">
            <text:p>72.600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672205" table:style-name="ce5">
            <text:p>2.672.205</text:p>
          </table:table-cell>
          <table:table-cell office:value-type="float" office:value="408200" table:style-name="ce5">
            <text:p>408.200</text:p>
          </table:table-cell>
          <table:table-cell office:value-type="float" office:value="844700" table:style-name="ce5">
            <text:p>844.700</text:p>
          </table:table-cell>
          <table:table-cell office:value-type="float" office:value="134100" table:style-name="ce5">
            <text:p>134.100</text:p>
          </table:table-cell>
          <table:table-cell office:value-type="float" office:value="4059205" table:style-name="ce6">
            <text:p>4.059.205</text:p>
          </table:table-cell>
          <table:table-cell office:value-type="float" office:value="3601104" table:style-name="ce6">
            <text:p>3.601.104</text:p>
          </table:table-cell>
          <table:table-cell office:value-type="percentage" office:value="0.88714514295286884" table:style-name="ce7">
            <text:p>88,7%</text:p>
          </table:table-cell>
          <table:table-cell office:value-type="float" office:value="2444639" table:style-name="ce5">
            <text:p>2.444.639</text:p>
          </table:table-cell>
          <table:table-cell office:value-type="float" office:value="1227286" table:style-name="ce5">
            <text:p>1.227.286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575195" table:style-name="ce5">
            <text:p>575.195</text:p>
          </table:table-cell>
          <table:table-cell office:value-type="float" office:value="87100" table:style-name="ce5">
            <text:p>87.100</text:p>
          </table:table-cell>
          <table:table-cell office:value-type="float" office:value="188100" table:style-name="ce5">
            <text:p>188.100</text:p>
          </table:table-cell>
          <table:table-cell office:value-type="float" office:value="29900" table:style-name="ce5">
            <text:p>29.900</text:p>
          </table:table-cell>
          <table:table-cell office:value-type="float" office:value="880295" table:style-name="ce6">
            <text:p>880.295</text:p>
          </table:table-cell>
          <table:table-cell office:value-type="float" office:value="754586" table:style-name="ce6">
            <text:p>754.586</text:p>
          </table:table-cell>
          <table:table-cell office:value-type="percentage" office:value="0.85719673518536399" table:style-name="ce7">
            <text:p>85,7%</text:p>
          </table:table-cell>
          <table:table-cell office:value-type="float" office:value="490041" table:style-name="ce5">
            <text:p>490.041</text:p>
          </table:table-cell>
          <table:table-cell office:value-type="float" office:value="277687" table:style-name="ce5">
            <text:p>277.687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86215" table:style-name="ce5">
            <text:p>286.215</text:p>
          </table:table-cell>
          <table:table-cell office:value-type="float" office:value="43100" table:style-name="ce5">
            <text:p>43.100</text:p>
          </table:table-cell>
          <table:table-cell office:value-type="float" office:value="82300" table:style-name="ce5">
            <text:p>82.300</text:p>
          </table:table-cell>
          <table:table-cell office:value-type="float" office:value="13150" table:style-name="ce5">
            <text:p>13.150</text:p>
          </table:table-cell>
          <table:table-cell office:value-type="float" office:value="424765" table:style-name="ce6">
            <text:p>424.765</text:p>
          </table:table-cell>
          <table:table-cell office:value-type="float" office:value="400144" table:style-name="ce6">
            <text:p>400.144</text:p>
          </table:table-cell>
          <table:table-cell office:value-type="percentage" office:value="0.9420361847139006" table:style-name="ce7">
            <text:p>94,2%</text:p>
          </table:table-cell>
          <table:table-cell office:value-type="float" office:value="264869" table:style-name="ce5">
            <text:p>264.869</text:p>
          </table:table-cell>
          <table:table-cell office:value-type="float" office:value="146778" table:style-name="ce5">
            <text:p>146.778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028250" table:style-name="ce5">
            <text:p>1.028.250</text:p>
          </table:table-cell>
          <table:table-cell office:value-type="float" office:value="150600" table:style-name="ce5">
            <text:p>150.600</text:p>
          </table:table-cell>
          <table:table-cell office:value-type="float" office:value="276500" table:style-name="ce5">
            <text:p>276.500</text:p>
          </table:table-cell>
          <table:table-cell office:value-type="float" office:value="43950" table:style-name="ce5">
            <text:p>43.950</text:p>
          </table:table-cell>
          <table:table-cell office:value-type="float" office:value="1499300" table:style-name="ce6">
            <text:p>1.499.300</text:p>
          </table:table-cell>
          <table:table-cell office:value-type="float" office:value="1380112" table:style-name="ce6">
            <text:p>1.380.112</text:p>
          </table:table-cell>
          <table:table-cell office:value-type="percentage" office:value="0.92050423530981129" table:style-name="ce7">
            <text:p>92,1%</text:p>
          </table:table-cell>
          <table:table-cell office:value-type="float" office:value="928366" table:style-name="ce5">
            <text:p>928.366</text:p>
          </table:table-cell>
          <table:table-cell office:value-type="float" office:value="491940" table:style-name="ce5">
            <text:p>491.940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8890" table:style-name="ce5">
            <text:p>28.890</text:p>
          </table:table-cell>
          <table:table-cell office:value-type="float" office:value="3800" table:style-name="ce5">
            <text:p>3.800</text:p>
          </table:table-cell>
          <table:table-cell office:value-type="float" office:value="11000" table:style-name="ce5">
            <text:p>11.000</text:p>
          </table:table-cell>
          <table:table-cell office:value-type="float" office:value="1650" table:style-name="ce5">
            <text:p>1.650</text:p>
          </table:table-cell>
          <table:table-cell office:value-type="float" office:value="45340" table:style-name="ce6">
            <text:p>45.340</text:p>
          </table:table-cell>
          <table:table-cell office:value-type="float" office:value="39424" table:style-name="ce6">
            <text:p>39.424</text:p>
          </table:table-cell>
          <table:table-cell office:value-type="percentage" office:value="0.86951918835465369" table:style-name="ce7">
            <text:p>87,0%</text:p>
          </table:table-cell>
          <table:table-cell office:value-type="float" office:value="29894" table:style-name="ce5">
            <text:p>29.894</text:p>
          </table:table-cell>
          <table:table-cell office:value-type="float" office:value="10552" table:style-name="ce5">
            <text:p>10.552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8890" table:style-name="ce5">
            <text:p>28.890</text:p>
          </table:table-cell>
          <table:table-cell office:value-type="float" office:value="3700" table:style-name="ce5">
            <text:p>3.700</text:p>
          </table:table-cell>
          <table:table-cell office:value-type="float" office:value="11000" table:style-name="ce5">
            <text:p>11.000</text:p>
          </table:table-cell>
          <table:table-cell office:value-type="float" office:value="1650" table:style-name="ce5">
            <text:p>1.650</text:p>
          </table:table-cell>
          <table:table-cell office:value-type="float" office:value="45240" table:style-name="ce6">
            <text:p>45.240</text:p>
          </table:table-cell>
          <table:table-cell office:value-type="float" office:value="38634" table:style-name="ce6">
            <text:p>38.634</text:p>
          </table:table-cell>
          <table:table-cell office:value-type="percentage" office:value="0.8539787798408488" table:style-name="ce7">
            <text:p>85,4%</text:p>
          </table:table-cell>
          <table:table-cell office:value-type="float" office:value="28251" table:style-name="ce5">
            <text:p>28.251</text:p>
          </table:table-cell>
          <table:table-cell office:value-type="float" office:value="11443" table:style-name="ce5">
            <text:p>11.443</text:p>
          </table:table-cell>
          <table:table-cell office:value-type="date" office:date-value="2021-05-28T00:00:00" table:style-name="ce8">
            <text:p>28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6520" table:style-name="ce5">
            <text:p>26.520</text:p>
          </table:table-cell>
          <table:table-cell office:value-type="float" office:value="7700" table:style-name="ce5">
            <text:p>7.7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100320" table:style-name="ce6">
            <text:p>100.320</text:p>
          </table:table-cell>
          <table:table-cell office:value-type="float" office:value="81330" table:style-name="ce6">
            <text:p>81.330</text:p>
          </table:table-cell>
          <table:table-cell office:value-type="percentage" office:value="0.81070574162679421" table:style-name="ce7">
            <text:p>81,1%</text:p>
          </table:table-cell>
          <table:table-cell office:value-type="float" office:value="69559" table:style-name="ce5">
            <text:p>69.559</text:p>
          </table:table-cell>
          <table:table-cell office:value-type="float" office:value="11771" table:style-name="ce5">
            <text:p>11.771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0207265" table:style-name="ce11">
            <text:p>20.207.265</text:p>
          </table:table-cell>
          <table:table-cell office:value-type="float" office:value="3006200" table:style-name="ce12">
            <text:p>3.006.200</text:p>
          </table:table-cell>
          <table:table-cell office:value-type="float" office:value="5975400" table:style-name="ce13">
            <text:p>5.975.400</text:p>
          </table:table-cell>
          <table:table-cell office:value-type="float" office:value="938825" table:style-name="ce14">
            <text:p>938.825</text:p>
          </table:table-cell>
          <table:table-cell office:value-type="float" office:value="30127690" table:style-name="ce15">
            <text:p>30.127.690</text:p>
          </table:table-cell>
          <table:table-cell office:value-type="float" office:value="27119733" table:style-name="ce15">
            <text:p>27.119.733</text:p>
          </table:table-cell>
          <table:table-cell office:value-type="percentage" office:value="0.90015972017768375" table:style-name="ce16">
            <text:p>90,0%</text:p>
          </table:table-cell>
          <table:table-cell office:value-type="float" office:value="18178604" table:style-name="ce15">
            <text:p>18.178.604</text:p>
          </table:table-cell>
          <table:table-cell office:value-type="float" office:value="9405245" table:style-name="ce15">
            <text:p>9.405.245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 table:style-name="ce9"/>
          <table:table-cell office:value-type="float" office:value="804960" table:formula="of:=814320-9360" table:style-name="ce9">
            <text:p>804960</text:p>
          </table:table-cell>
          <table:table-cell table:number-columns-repeated="16378" table:style-name="ce9"/>
        </table:table-row>
        <table:table-row table:number-rows-repeated="1048549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557" table:style-name="ce5">
            <text:p>18.557</text:p>
          </table:table-cell>
          <table:table-cell office:value-type="float" office:value="17875" table:style-name="ce5">
            <text:p>17.875</text:p>
          </table:table-cell>
          <table:table-cell office:value-type="percentage" office:value="0.99886963074604374" table:style-name="ce25">
            <text:p>99,9%</text:p>
          </table:table-cell>
          <table:table-cell office:value-type="percentage" office:value="0.96215954354612987" table:style-name="ce25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56" table:style-name="ce5">
            <text:p>5.456</text:p>
          </table:table-cell>
          <table:table-cell office:value-type="float" office:value="5202" table:style-name="ce5">
            <text:p>5.202</text:p>
          </table:table-cell>
          <table:table-cell office:value-type="percentage" office:value="0.99272197962154296" table:style-name="ce25">
            <text:p>99,3%</text:p>
          </table:table-cell>
          <table:table-cell office:value-type="percentage" office:value="0.94650655021834063" table:style-name="ce25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62" table:style-name="ce5">
            <text:p>10.862</text:p>
          </table:table-cell>
          <table:table-cell office:value-type="float" office:value="10862" table:style-name="ce5">
            <text:p>10.862</text:p>
          </table:table-cell>
          <table:table-cell office:value-type="float" office:value="9890" table:style-name="ce5">
            <text:p>9.89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1051371754741295" table:style-name="ce25">
            <text:p>91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205" table:style-name="ce5">
            <text:p>7.205</text:p>
          </table:table-cell>
          <table:table-cell office:value-type="float" office:value="7026" table:style-name="ce5">
            <text:p>7.026</text:p>
          </table:table-cell>
          <table:table-cell office:value-type="percentage" office:value="0.96452476572958501" table:style-name="ce25">
            <text:p>96,5%</text:p>
          </table:table-cell>
          <table:table-cell office:value-type="percentage" office:value="0.94056224899598395" table:style-name="ce25">
            <text:p>94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525" table:style-name="ce5">
            <text:p>25.525</text:p>
          </table:table-cell>
          <table:table-cell office:value-type="float" office:value="24325" table:style-name="ce5">
            <text:p>24.325</text:p>
          </table:table-cell>
          <table:table-cell office:value-type="percentage" office:value="0.99839630759602593" table:style-name="ce25">
            <text:p>99,8%</text:p>
          </table:table-cell>
          <table:table-cell office:value-type="percentage" office:value="0.95145896894312754" table:style-name="ce25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93" table:style-name="ce5">
            <text:p>80.293</text:p>
          </table:table-cell>
          <table:table-cell office:value-type="float" office:value="80293" table:style-name="ce5">
            <text:p>80.293</text:p>
          </table:table-cell>
          <table:table-cell office:value-type="float" office:value="70077" table:style-name="ce5">
            <text:p>70.07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7276599454497905" table:style-name="ce25">
            <text:p>87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297" table:style-name="ce5">
            <text:p>30.297</text:p>
          </table:table-cell>
          <table:table-cell office:value-type="float" office:value="30297" table:style-name="ce5">
            <text:p>30.297</text:p>
          </table:table-cell>
          <table:table-cell office:value-type="float" office:value="28226" table:style-name="ce5">
            <text:p>28.2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164339703601018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5276" table:style-name="ce5">
            <text:p>15.276</text:p>
          </table:table-cell>
          <table:table-cell office:value-type="float" office:value="15252" table:style-name="ce5">
            <text:p>15.252</text:p>
          </table:table-cell>
          <table:table-cell office:value-type="float" office:value="14272" table:style-name="ce5">
            <text:p>14.272</text:p>
          </table:table-cell>
          <table:table-cell office:value-type="percentage" office:value="0.99842890809112328" table:style-name="ce25">
            <text:p>99,8%</text:p>
          </table:table-cell>
          <table:table-cell office:value-type="percentage" office:value="0.93427598847865934" table:style-name="ce25">
            <text:p>93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700" table:style-name="ce5">
            <text:p>23.700</text:p>
          </table:table-cell>
          <table:table-cell office:value-type="float" office:value="23088" table:style-name="ce5">
            <text:p>23.088</text:p>
          </table:table-cell>
          <table:table-cell office:value-type="percentage" office:value="0.99579831932773111" table:style-name="ce25">
            <text:p>99,6%</text:p>
          </table:table-cell>
          <table:table-cell office:value-type="percentage" office:value="0.97008403361344542" table:style-name="ce25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90" table:style-name="ce5">
            <text:p>3.390</text:p>
          </table:table-cell>
          <table:table-cell office:value-type="float" office:value="3295" table:style-name="ce5">
            <text:p>3.29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1976401179941" table:style-name="ce25">
            <text:p>97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604" table:style-name="ce5">
            <text:p>52.604</text:p>
          </table:table-cell>
          <table:table-cell office:value-type="float" office:value="52604" table:style-name="ce5">
            <text:p>52.604</text:p>
          </table:table-cell>
          <table:table-cell office:value-type="float" office:value="50860" table:style-name="ce5">
            <text:p>50.86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684662763287965" table:style-name="ce25">
            <text:p>96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482" table:style-name="ce5">
            <text:p>11.482</text:p>
          </table:table-cell>
          <table:table-cell office:value-type="float" office:value="11047" table:style-name="ce5">
            <text:p>11.047</text:p>
          </table:table-cell>
          <table:table-cell office:value-type="percentage" office:value="0.96609171224232226" table:style-name="ce25">
            <text:p>96,6%</text:p>
          </table:table-cell>
          <table:table-cell office:value-type="percentage" office:value="0.92949095498527556" table:style-name="ce25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86" table:style-name="ce5">
            <text:p>8.386</text:p>
          </table:table-cell>
          <table:table-cell office:value-type="float" office:value="8386" table:style-name="ce5">
            <text:p>8.386</text:p>
          </table:table-cell>
          <table:table-cell office:value-type="float" office:value="8235" table:style-name="ce5">
            <text:p>8.23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8199379918912477" table:style-name="ce25">
            <text:p>98,2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34" table:style-name="ce5">
            <text:p>334</text:p>
          </table:table-cell>
          <table:table-cell office:value-type="float" office:value="334" table:style-name="ce5">
            <text:p>334</text:p>
          </table:table-cell>
          <table:table-cell office:value-type="float" office:value="326" table:style-name="ce5">
            <text:p>3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60479041916168" table:style-name="ce25">
            <text:p>97,6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9109" table:style-name="ce15">
            <text:p>419.109</text:p>
          </table:table-cell>
          <table:table-cell office:value-type="float" office:value="417832" table:style-name="ce15">
            <text:p>417.832</text:p>
          </table:table-cell>
          <table:table-cell office:value-type="float" office:value="390900" table:style-name="ce15">
            <text:p>390.900</text:p>
          </table:table-cell>
          <table:table-cell office:value-type="percentage" office:value="0.99695305994383321" table:style-name="ce26">
            <text:p>99,7%</text:p>
          </table:table-cell>
          <table:table-cell office:value-type="percentage" office:value="0.93269292713828622" table:style-name="ce26">
            <text:p>93,3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number-columns-repeated="5" table:style-name="ce21"/>
          <table:table-cell office:value-type="float" office:value="804960" table:formula="of:=814320-9360" table:style-name="ce21">
            <text:p>804960</text:p>
          </table:table-cell>
          <table:table-cell table:number-columns-repeated="16378" table:style-name="ce21"/>
        </table:table-row>
        <table:table-row table:number-rows-repeated="1048549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892935" table:style-name="ce23">
            <text:p>1.892.935</text:p>
          </table:table-cell>
          <table:table-cell office:value-type="percentage" office:value="0.95600653318815132" table:style-name="ce28">
            <text:p>95,6%</text:p>
          </table:table-cell>
          <table:table-cell office:value-type="float" office:value="1211674" table:style-name="ce23">
            <text:p>1.211.674</text:p>
          </table:table-cell>
          <table:table-cell office:value-type="percentage" office:value="0.61194296692396732" table:style-name="ce28">
            <text:p>61,2%</text:p>
          </table:table-cell>
          <table:table-cell office:value-type="date" office:date-value="2021-05-31T00:00:00" table:style-name="ce29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58940" table:style-name="ce5">
            <text:p>358.940</text:p>
          </table:table-cell>
          <table:table-cell office:value-type="percentage" office:value="0.95940170369043831" table:style-name="ce30">
            <text:p>95,9%</text:p>
          </table:table-cell>
          <table:table-cell office:value-type="float" office:value="246380" table:style-name="ce5">
            <text:p>246.380</text:p>
          </table:table-cell>
          <table:table-cell office:value-type="percentage" office:value="0.65854290899662948" table:style-name="ce30">
            <text:p>65,9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36732" table:style-name="ce5">
            <text:p>336.732</text:p>
          </table:table-cell>
          <table:table-cell office:value-type="percentage" office:value="0.97117328618769239" table:style-name="ce30">
            <text:p>97,1%</text:p>
          </table:table-cell>
          <table:table-cell office:value-type="float" office:value="218186" table:style-name="ce5">
            <text:p>218.186</text:p>
          </table:table-cell>
          <table:table-cell office:value-type="percentage" office:value="0.62927317457250231" table:style-name="ce30">
            <text:p>62,9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20560" table:style-name="ce5">
            <text:p>220.560</text:p>
          </table:table-cell>
          <table:table-cell office:value-type="percentage" office:value="0.89191189256295267" table:style-name="ce30">
            <text:p>89,2%</text:p>
          </table:table-cell>
          <table:table-cell office:value-type="float" office:value="125084" table:style-name="ce5">
            <text:p>125.084</text:p>
          </table:table-cell>
          <table:table-cell office:value-type="percentage" office:value="0.5058211242716012" table:style-name="ce30">
            <text:p>50,6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434816" table:style-name="ce5">
            <text:p>434.816</text:p>
          </table:table-cell>
          <table:table-cell office:value-type="percentage" office:value="0.9061328431893535" table:style-name="ce30">
            <text:p>90,6%</text:p>
          </table:table-cell>
          <table:table-cell office:value-type="float" office:value="240059" table:style-name="ce5">
            <text:p>240.059</text:p>
          </table:table-cell>
          <table:table-cell office:value-type="percentage" office:value="0.50026987094125563" table:style-name="ce30">
            <text:p>50,0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68040" table:style-name="ce5">
            <text:p>168.040</text:p>
          </table:table-cell>
          <table:table-cell office:value-type="percentage" office:value="0.98009366998536041" table:style-name="ce30">
            <text:p>98,0%</text:p>
          </table:table-cell>
          <table:table-cell office:value-type="float" office:value="106141" table:style-name="ce5">
            <text:p>106.141</text:p>
          </table:table-cell>
          <table:table-cell office:value-type="percentage" office:value="0.61906761619802508" table:style-name="ce30">
            <text:p>61,9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77078" table:style-name="ce5">
            <text:p>777.078</text:p>
          </table:table-cell>
          <table:table-cell office:value-type="percentage" office:value="0.98658781527648343" table:style-name="ce30">
            <text:p>98,7%</text:p>
          </table:table-cell>
          <table:table-cell office:value-type="float" office:value="552849" table:style-name="ce5">
            <text:p>552.849</text:p>
          </table:table-cell>
          <table:table-cell office:value-type="percentage" office:value="0.70190391065991908" table:style-name="ce30">
            <text:p>70,2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97313" table:style-name="ce5">
            <text:p>497.313</text:p>
          </table:table-cell>
          <table:table-cell office:value-type="percentage" office:value="0.96991451791262218" table:style-name="ce30">
            <text:p>97,0%</text:p>
          </table:table-cell>
          <table:table-cell office:value-type="float" office:value="323019" table:style-name="ce5">
            <text:p>323.019</text:p>
          </table:table-cell>
          <table:table-cell office:value-type="percentage" office:value="0.62998718646328833" table:style-name="ce30">
            <text:p>63,0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761337" table:style-name="ce5">
            <text:p>1.761.337</text:p>
          </table:table-cell>
          <table:table-cell office:value-type="percentage" office:value="0.91732862101004542" table:style-name="ce30">
            <text:p>91,7%</text:p>
          </table:table-cell>
          <table:table-cell office:value-type="float" office:value="1070100" table:style-name="ce5">
            <text:p>1.070.100</text:p>
          </table:table-cell>
          <table:table-cell office:value-type="percentage" office:value="0.55732285039311025" table:style-name="ce30">
            <text:p>55,7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235499" table:style-name="ce5">
            <text:p>1.235.499</text:p>
          </table:table-cell>
          <table:table-cell office:value-type="percentage" office:value="0.95396414697931697" table:style-name="ce30">
            <text:p>95,4%</text:p>
          </table:table-cell>
          <table:table-cell office:value-type="float" office:value="757177" table:style-name="ce5">
            <text:p>757.177</text:p>
          </table:table-cell>
          <table:table-cell office:value-type="percentage" office:value="0.58463803768142131" table:style-name="ce30">
            <text:p>58,5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97741" table:style-name="ce5">
            <text:p>297.741</text:p>
          </table:table-cell>
          <table:table-cell office:value-type="percentage" office:value="1.0155639236231915" table:style-name="ce30">
            <text:p>101,6%</text:p>
          </table:table-cell>
          <table:table-cell office:value-type="float" office:value="199594" table:style-name="ce5">
            <text:p>199.594</text:p>
          </table:table-cell>
          <table:table-cell office:value-type="percentage" office:value="0.68079460259637492" table:style-name="ce30">
            <text:p>68,1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48880" table:style-name="ce5">
            <text:p>848.880</text:p>
          </table:table-cell>
          <table:table-cell office:value-type="percentage" office:value="0.97461397419720752" table:style-name="ce30">
            <text:p>97,5%</text:p>
          </table:table-cell>
          <table:table-cell office:value-type="float" office:value="588903" table:style-name="ce5">
            <text:p>588.903</text:p>
          </table:table-cell>
          <table:table-cell office:value-type="percentage" office:value="0.67612983371814406" table:style-name="ce30">
            <text:p>67,6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7106" table:style-name="ce5">
            <text:p>87.106</text:p>
          </table:table-cell>
          <table:table-cell office:value-type="percentage" office:value="0.98927881885292446" table:style-name="ce30">
            <text:p>98,9%</text:p>
          </table:table-cell>
          <table:table-cell office:value-type="float" office:value="61342" table:style-name="ce5">
            <text:p>61.342</text:p>
          </table:table-cell>
          <table:table-cell office:value-type="percentage" office:value="0.69667234525837596" table:style-name="ce30">
            <text:p>69,7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98253" table:style-name="ce5">
            <text:p>1.498.253</text:p>
          </table:table-cell>
          <table:table-cell office:value-type="percentage" office:value="0.94021245966491918" table:style-name="ce30">
            <text:p>94,0%</text:p>
          </table:table-cell>
          <table:table-cell office:value-type="float" office:value="934330" table:style-name="ce5">
            <text:p>934.330</text:p>
          </table:table-cell>
          <table:table-cell office:value-type="percentage" office:value="0.58632868243128755" table:style-name="ce30">
            <text:p>58,6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97736" table:style-name="ce5">
            <text:p>297.736</text:p>
          </table:table-cell>
          <table:table-cell office:value-type="percentage" office:value="0.93165070295607655" table:style-name="ce30">
            <text:p>93,2%</text:p>
          </table:table-cell>
          <table:table-cell office:value-type="float" office:value="193726" table:style-name="ce5">
            <text:p>193.726</text:p>
          </table:table-cell>
          <table:table-cell office:value-type="percentage" office:value="0.60619127039010701" table:style-name="ce30">
            <text:p>60,6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65713" table:style-name="ce5">
            <text:p>165.713</text:p>
          </table:table-cell>
          <table:table-cell office:value-type="percentage" office:value="0.97020526691724918" table:style-name="ce30">
            <text:p>97,0%</text:p>
          </table:table-cell>
          <table:table-cell office:value-type="float" office:value="110429" table:style-name="ce5">
            <text:p>110.429</text:p>
          </table:table-cell>
          <table:table-cell office:value-type="percentage" office:value="0.64653224201121762" table:style-name="ce30">
            <text:p>64,7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634109" table:style-name="ce5">
            <text:p>634.109</text:p>
          </table:table-cell>
          <table:table-cell office:value-type="percentage" office:value="0.9738293787913691" table:style-name="ce30">
            <text:p>97,4%</text:p>
          </table:table-cell>
          <table:table-cell office:value-type="float" office:value="392045" table:style-name="ce5">
            <text:p>392.045</text:p>
          </table:table-cell>
          <table:table-cell office:value-type="percentage" office:value="0.60208093373262694" table:style-name="ce30">
            <text:p>60,2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2410" table:style-name="ce5">
            <text:p>12.410</text:p>
          </table:table-cell>
          <table:table-cell office:value-type="percentage" office:value="0.83964817320703655" table:style-name="ce30">
            <text:p>84,0%</text:p>
          </table:table-cell>
          <table:table-cell office:value-type="float" office:value="6909" table:style-name="ce5">
            <text:p>6.909</text:p>
          </table:table-cell>
          <table:table-cell office:value-type="percentage" office:value="0.46745602165087957" table:style-name="ce30">
            <text:p>46,7%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1129" table:style-name="ce5">
            <text:p>11.129</text:p>
          </table:table-cell>
          <table:table-cell office:value-type="percentage" office:value="0.79926745188164317" table:style-name="ce30">
            <text:p>79,9%</text:p>
          </table:table-cell>
          <table:table-cell office:value-type="float" office:value="6658" table:style-name="ce5">
            <text:p>6.658</text:p>
          </table:table-cell>
          <table:table-cell office:value-type="percentage" office:value="0.47816719333524849" table:style-name="ce30">
            <text:p>47,8%</text:p>
          </table:table-cell>
          <table:table-cell office:value-type="date" office:date-value="2021-05-28T00:00:00" table:style-name="ce8">
            <text:p>28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18" table:style-name="ce5">
            <text:p>3.318</text:p>
          </table:table-cell>
          <table:table-cell office:value-type="string" table:style-name="ce30">
            <text:p>-</text:p>
          </table:table-cell>
          <table:table-cell office:value-type="float" office:value="642" table:style-name="ce5">
            <text:p>642</text:p>
          </table:table-cell>
          <table:table-cell office:value-type="string" table:style-name="ce30">
            <text:p>-</text:p>
          </table:table-cell>
          <table:table-cell office:value-type="date" office:date-value="2021-05-31T00:00:00" table:style-name="ce8">
            <text:p>31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1539645" table:style-name="ce15">
            <text:p>11.539.645</text:p>
          </table:table-cell>
          <table:table-cell office:value-type="percentage" office:value="0.95124826323844047" table:style-name="ce16">
            <text:p>95,1%</text:p>
          </table:table-cell>
          <table:table-cell office:value-type="float" office:value="7345247" table:style-name="ce15">
            <text:p>7.345.247</text:p>
          </table:table-cell>
          <table:table-cell office:value-type="percentage" office:value="0.6054911959429744" table:style-name="ce16">
            <text:p>60,5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5" table:style-name="ce21"/>
          <table:table-cell office:value-type="float" office:value="804960" table:formula="of:=814320-9360" table:style-name="ce21">
            <text:p>804960</text:p>
          </table:table-cell>
          <table:table-cell table:number-columns-repeated="16378" table:style-name="ce21"/>
        </table:table-row>
        <table:table-row table:number-rows-repeated="1048549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con al menos 1 dosis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Con al menos 1 dosis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29777" table:style-name="ce39">
            <text:p>429.777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39198" table:style-name="ce39">
            <text:p>639.198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8280546325922802" table:style-name="ce40">
            <text:p>98,3%</text:p>
          </table:table-cell>
          <table:table-cell office:value-type="float" office:value="823960" table:style-name="ce39">
            <text:p>823.960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89937531858970232" table:style-name="ce40">
            <text:p>89,9%</text:p>
          </table:table-cell>
          <table:table-cell office:value-type="float" office:value="836075" table:style-name="ce39">
            <text:p>836.075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0.66091788199563484" table:style-name="ce40">
            <text:p>66,1%</text:p>
          </table:table-cell>
          <table:table-cell office:value-type="float" office:value="390613" table:style-name="ce39">
            <text:p>390.613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0.129798453569023" table:style-name="ce40">
            <text:p>13,0%</text:p>
          </table:table-cell>
          <table:table-cell office:value-type="float" office:value="39094" table:style-name="ce39">
            <text:p>39.094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6.2465846230542341E-2" table:style-name="ce40">
            <text:p>6,2%</text:p>
          </table:table-cell>
          <table:table-cell office:value-type="float" office:value="528" table:style-name="ce39">
            <text:p>528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9023587161460195E-3" table:style-name="ce40">
            <text:p>0,3%</text:p>
          </table:table-cell>
          <table:table-cell office:value-type="float" office:value="3159245" table:style-name="ce39">
            <text:p>3.159.245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44734490449381803" table:style-name="ce40">
            <text:p>44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100343" table:style-name="ce42">
            <text:p>100.343</text:p>
          </table:table-cell>
          <table:table-cell office:value-type="float" office:value="98807" table:style-name="ce42">
            <text:p>98.807</text:p>
          </table:table-cell>
          <table:table-cell office:value-type="percentage" office:value="1" table:style-name="ce43">
            <text:p>100,0%</text:p>
          </table:table-cell>
          <table:table-cell office:value-type="float" office:value="116792" table:style-name="ce42">
            <text:p>116.792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8181665335631119" table:style-name="ce43">
            <text:p>98,2%</text:p>
          </table:table-cell>
          <table:table-cell office:value-type="float" office:value="141805" table:style-name="ce42">
            <text:p>141.805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90687293354735976" table:style-name="ce43">
            <text:p>90,7%</text:p>
          </table:table-cell>
          <table:table-cell office:value-type="float" office:value="118369" table:style-name="ce42">
            <text:p>118.369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0.59702117357489437" table:style-name="ce43">
            <text:p>59,7%</text:p>
          </table:table-cell>
          <table:table-cell office:value-type="float" office:value="63362" table:style-name="ce42">
            <text:p>63.362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0.14204083096643449" table:style-name="ce43">
            <text:p>14,2%</text:p>
          </table:table-cell>
          <table:table-cell office:value-type="float" office:value="6812" table:style-name="ce42">
            <text:p>6.812</text:p>
          </table:table-cell>
          <table:table-cell office:value-type="float" office:value="89180" table:style-name="ce42">
            <text:p>89.180</text:p>
          </table:table-cell>
          <table:table-cell office:value-type="percentage" office:value="7.6384839650145767E-2" table:style-name="ce43">
            <text:p>7,6%</text:p>
          </table:table-cell>
          <table:table-cell office:value-type="float" office:value="62" table:style-name="ce42">
            <text:p>62</text:p>
          </table:table-cell>
          <table:table-cell office:value-type="float" office:value="25106" table:style-name="ce42">
            <text:p>25.106</text:p>
          </table:table-cell>
          <table:table-cell office:value-type="percentage" office:value="2.4695291962080778E-3" table:style-name="ce43">
            <text:p>0,2%</text:p>
          </table:table-cell>
          <table:table-cell office:value-type="float" office:value="547545" table:style-name="ce42">
            <text:p>547.545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48337076390139516" table:style-name="ce43">
            <text:p>48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8093" table:style-name="ce42">
            <text:p>88.093</text:p>
          </table:table-cell>
          <table:table-cell office:value-type="float" office:value="87826" table:style-name="ce42">
            <text:p>87.826</text:p>
          </table:table-cell>
          <table:table-cell office:value-type="percentage" office:value="1" table:style-name="ce43">
            <text:p>100,0%</text:p>
          </table:table-cell>
          <table:table-cell office:value-type="float" office:value="112597" table:style-name="ce42">
            <text:p>112.597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1" table:style-name="ce43">
            <text:p>100,0%</text:p>
          </table:table-cell>
          <table:table-cell office:value-type="float" office:value="136042" table:style-name="ce42">
            <text:p>136.042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90905567583460289" table:style-name="ce43">
            <text:p>90,9%</text:p>
          </table:table-cell>
          <table:table-cell office:value-type="float" office:value="106798" table:style-name="ce42">
            <text:p>106.798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65663254326908294" table:style-name="ce43">
            <text:p>65,7%</text:p>
          </table:table-cell>
          <table:table-cell office:value-type="float" office:value="45530" table:style-name="ce42">
            <text:p>45.530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4135581117372203" table:style-name="ce43">
            <text:p>14,1%</text:p>
          </table:table-cell>
          <table:table-cell office:value-type="float" office:value="4604" table:style-name="ce42">
            <text:p>4.604</text:p>
          </table:table-cell>
          <table:table-cell office:value-type="float" office:value="54179" table:style-name="ce42">
            <text:p>54.179</text:p>
          </table:table-cell>
          <table:table-cell office:value-type="percentage" office:value="8.4977574336920214E-2" table:style-name="ce43">
            <text:p>8,5%</text:p>
          </table:table-cell>
          <table:table-cell office:value-type="float" office:value="53" table:style-name="ce42">
            <text:p>53</text:p>
          </table:table-cell>
          <table:table-cell office:value-type="float" office:value="15563" table:style-name="ce42">
            <text:p>15.563</text:p>
          </table:table-cell>
          <table:table-cell office:value-type="percentage" office:value="3.4055130758851122E-3" table:style-name="ce43">
            <text:p>0,3%</text:p>
          </table:table-cell>
          <table:table-cell office:value-type="float" office:value="493717" table:style-name="ce42">
            <text:p>493.717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54783851470635558" table:style-name="ce43">
            <text:p>54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50325" table:style-name="ce42">
            <text:p>50.325</text:p>
          </table:table-cell>
          <table:table-cell office:value-type="float" office:value="49542" table:style-name="ce42">
            <text:p>49.542</text:p>
          </table:table-cell>
          <table:table-cell office:value-type="percentage" office:value="1" table:style-name="ce43">
            <text:p>100,0%</text:p>
          </table:table-cell>
          <table:table-cell office:value-type="float" office:value="76038" table:style-name="ce42">
            <text:p>76.038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9443837249739182" table:style-name="ce43">
            <text:p>94,4%</text:p>
          </table:table-cell>
          <table:table-cell office:value-type="float" office:value="94197" table:style-name="ce42">
            <text:p>94.197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0.80351613481075823" table:style-name="ce43">
            <text:p>80,4%</text:p>
          </table:table-cell>
          <table:table-cell office:value-type="float" office:value="106725" table:style-name="ce42">
            <text:p>106.725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0.64370887289878587" table:style-name="ce43">
            <text:p>64,4%</text:p>
          </table:table-cell>
          <table:table-cell office:value-type="float" office:value="53006" table:style-name="ce42">
            <text:p>53.006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0.11422377568127848" table:style-name="ce43">
            <text:p>11,4%</text:p>
          </table:table-cell>
          <table:table-cell office:value-type="float" office:value="4408" table:style-name="ce42">
            <text:p>4.408</text:p>
          </table:table-cell>
          <table:table-cell office:value-type="float" office:value="85839" table:style-name="ce42">
            <text:p>85.839</text:p>
          </table:table-cell>
          <table:table-cell office:value-type="percentage" office:value="5.1351949580027728E-2" table:style-name="ce43">
            <text:p>5,1%</text:p>
          </table:table-cell>
          <table:table-cell office:value-type="float" office:value="43" table:style-name="ce42">
            <text:p>43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8454935622317598E-3" table:style-name="ce43">
            <text:p>0,2%</text:p>
          </table:table-cell>
          <table:table-cell office:value-type="float" office:value="384742" table:style-name="ce42">
            <text:p>384.742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39009448644856071" table:style-name="ce43">
            <text:p>39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90572" table:style-name="ce42">
            <text:p>90.572</text:p>
          </table:table-cell>
          <table:table-cell office:value-type="float" office:value="90236" table:style-name="ce42">
            <text:p>90.236</text:p>
          </table:table-cell>
          <table:table-cell office:value-type="percentage" office:value="1" table:style-name="ce43">
            <text:p>100,0%</text:p>
          </table:table-cell>
          <table:table-cell office:value-type="float" office:value="145262" table:style-name="ce42">
            <text:p>145.262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94001850761335914" table:style-name="ce43">
            <text:p>94,0%</text:p>
          </table:table-cell>
          <table:table-cell office:value-type="float" office:value="198982" table:style-name="ce42">
            <text:p>198.982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0.84640055807939019" table:style-name="ce43">
            <text:p>84,6%</text:p>
          </table:table-cell>
          <table:table-cell office:value-type="float" office:value="200319" table:style-name="ce42">
            <text:p>200.319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57150397133336373" table:style-name="ce43">
            <text:p>57,2%</text:p>
          </table:table-cell>
          <table:table-cell office:value-type="float" office:value="117531" table:style-name="ce42">
            <text:p>117.531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0.14119347293584539" table:style-name="ce43">
            <text:p>14,1%</text:p>
          </table:table-cell>
          <table:table-cell office:value-type="float" office:value="8081" table:style-name="ce42">
            <text:p>8.081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4.9304754757503094E-2" table:style-name="ce43">
            <text:p>4,9%</text:p>
          </table:table-cell>
          <table:table-cell office:value-type="float" office:value="83" table:style-name="ce42">
            <text:p>83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8713924963924965E-3" table:style-name="ce43">
            <text:p>0,2%</text:p>
          </table:table-cell>
          <table:table-cell office:value-type="float" office:value="760830" table:style-name="ce42">
            <text:p>760.830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40663633404648664" table:style-name="ce43">
            <text:p>40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990" table:style-name="ce42">
            <text:p>41.990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5268" table:style-name="ce42">
            <text:p>55.268</text:p>
          </table:table-cell>
          <table:table-cell office:value-type="float" office:value="53066" table:style-name="ce42">
            <text:p>53.066</text:p>
          </table:table-cell>
          <table:table-cell office:value-type="percentage" office:value="1" table:style-name="ce43">
            <text:p>100,0%</text:p>
          </table:table-cell>
          <table:table-cell office:value-type="float" office:value="70782" table:style-name="ce42">
            <text:p>70.782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91514642187601003" table:style-name="ce43">
            <text:p>91,5%</text:p>
          </table:table-cell>
          <table:table-cell office:value-type="float" office:value="46562" table:style-name="ce42">
            <text:p>46.562</text:p>
          </table:table-cell>
          <table:table-cell office:value-type="float" office:value="89964" table:style-name="ce42">
            <text:p>89.964</text:p>
          </table:table-cell>
          <table:table-cell office:value-type="percentage" office:value="0.5175625805877907" table:style-name="ce43">
            <text:p>51,8%</text:p>
          </table:table-cell>
          <table:table-cell office:value-type="float" office:value="26076" table:style-name="ce42">
            <text:p>26.076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0.1342456021128392" table:style-name="ce43">
            <text:p>13,4%</text:p>
          </table:table-cell>
          <table:table-cell office:value-type="float" office:value="1824" table:style-name="ce42">
            <text:p>1.824</text:p>
          </table:table-cell>
          <table:table-cell office:value-type="float" office:value="34935" table:style-name="ce42">
            <text:p>34.935</text:p>
          </table:table-cell>
          <table:table-cell office:value-type="percentage" office:value="5.2211249463288964E-2" table:style-name="ce43">
            <text:p>5,2%</text:p>
          </table:table-cell>
          <table:table-cell office:value-type="float" office:value="9" table:style-name="ce42">
            <text:p>9</text:p>
          </table:table-cell>
          <table:table-cell office:value-type="float" office:value="10791" table:style-name="ce42">
            <text:p>10.791</text:p>
          </table:table-cell>
          <table:table-cell office:value-type="percentage" office:value="8.3402835696413675E-4" table:style-name="ce43">
            <text:p>0,1%</text:p>
          </table:table-cell>
          <table:table-cell office:value-type="float" office:value="242511" table:style-name="ce42">
            <text:p>242.511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48368316499928199" table:style-name="ce43">
            <text:p>48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7897" table:style-name="ce42">
            <text:p>227.897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7325" table:style-name="ce42">
            <text:p>247.325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1" table:style-name="ce43">
            <text:p>100,0%</text:p>
          </table:table-cell>
          <table:table-cell office:value-type="float" office:value="301856" table:style-name="ce42">
            <text:p>301.856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94751942242799969" table:style-name="ce43">
            <text:p>94,8%</text:p>
          </table:table-cell>
          <table:table-cell office:value-type="float" office:value="150476" table:style-name="ce42">
            <text:p>150.476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39476880697842198" table:style-name="ce43">
            <text:p>39,5%</text:p>
          </table:table-cell>
          <table:table-cell office:value-type="float" office:value="100384" table:style-name="ce42">
            <text:p>100.384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0.13584680966235876" table:style-name="ce43">
            <text:p>13,6%</text:p>
          </table:table-cell>
          <table:table-cell office:value-type="float" office:value="9257" table:style-name="ce42">
            <text:p>9.257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6.4096882746395981E-2" table:style-name="ce43">
            <text:p>6,4%</text:p>
          </table:table-cell>
          <table:table-cell office:value-type="float" office:value="118" table:style-name="ce42">
            <text:p>118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9004031068724807E-3" table:style-name="ce43">
            <text:p>0,3%</text:p>
          </table:table-cell>
          <table:table-cell office:value-type="float" office:value="1037313" table:style-name="ce42">
            <text:p>1.037.313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49564068149381257" table:style-name="ce43">
            <text:p>49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6859" table:style-name="ce42">
            <text:p>136.859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1" table:style-name="ce43">
            <text:p>100,0%</text:p>
          </table:table-cell>
          <table:table-cell office:value-type="float" office:value="156224" table:style-name="ce42">
            <text:p>156.224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8191714696953503" table:style-name="ce43">
            <text:p>98,2%</text:p>
          </table:table-cell>
          <table:table-cell office:value-type="float" office:value="204230" table:style-name="ce42">
            <text:p>204.230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93493069161890463" table:style-name="ce43">
            <text:p>93,5%</text:p>
          </table:table-cell>
          <table:table-cell office:value-type="float" office:value="220002" table:style-name="ce42">
            <text:p>220.002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7155048491274173" table:style-name="ce43">
            <text:p>71,6%</text:p>
          </table:table-cell>
          <table:table-cell office:value-type="float" office:value="91105" table:style-name="ce42">
            <text:p>91.105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0.12870391953267926" table:style-name="ce43">
            <text:p>12,9%</text:p>
          </table:table-cell>
          <table:table-cell office:value-type="float" office:value="8055" table:style-name="ce42">
            <text:p>8.055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5.387311226741931E-2" table:style-name="ce43">
            <text:p>5,4%</text:p>
          </table:table-cell>
          <table:table-cell office:value-type="float" office:value="110" table:style-name="ce42">
            <text:p>110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5965442356717969E-3" table:style-name="ce43">
            <text:p>0,3%</text:p>
          </table:table-cell>
          <table:table-cell office:value-type="float" office:value="816585" table:style-name="ce42">
            <text:p>816.585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47476865794865475" table:style-name="ce43">
            <text:p>47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53182" table:style-name="ce42">
            <text:p>453.182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1" table:style-name="ce43">
            <text:p>100,0%</text:p>
          </table:table-cell>
          <table:table-cell office:value-type="float" office:value="603053" table:style-name="ce42">
            <text:p>603.053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94925325677011518" table:style-name="ce43">
            <text:p>94,9%</text:p>
          </table:table-cell>
          <table:table-cell office:value-type="float" office:value="705102" table:style-name="ce42">
            <text:p>705.102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0.84182840168866646" table:style-name="ce43">
            <text:p>84,2%</text:p>
          </table:table-cell>
          <table:table-cell office:value-type="float" office:value="703949" table:style-name="ce42">
            <text:p>703.949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0.64477184048068292" table:style-name="ce43">
            <text:p>64,5%</text:p>
          </table:table-cell>
          <table:table-cell office:value-type="float" office:value="347821" table:style-name="ce42">
            <text:p>347.821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0.12406112655539647" table:style-name="ce43">
            <text:p>12,4%</text:p>
          </table:table-cell>
          <table:table-cell office:value-type="float" office:value="47646" table:style-name="ce42">
            <text:p>47.646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8.5645568346047932E-2" table:style-name="ce43">
            <text:p>8,6%</text:p>
          </table:table-cell>
          <table:table-cell office:value-type="float" office:value="843" table:style-name="ce42">
            <text:p>843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5.2732322474102989E-3" table:style-name="ce43">
            <text:p>0,5%</text:p>
          </table:table-cell>
          <table:table-cell office:value-type="float" office:value="2861596" table:style-name="ce42">
            <text:p>2.861.596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43811173212069587" table:style-name="ce43">
            <text:p>43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93549" table:style-name="ce42">
            <text:p>293.549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425000" table:style-name="ce42">
            <text:p>425.000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97062544820057461" table:style-name="ce43">
            <text:p>97,1%</text:p>
          </table:table-cell>
          <table:table-cell office:value-type="float" office:value="516950" table:style-name="ce42">
            <text:p>516.950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89017577936658809" table:style-name="ce43">
            <text:p>89,0%</text:p>
          </table:table-cell>
          <table:table-cell office:value-type="float" office:value="348568" table:style-name="ce42">
            <text:p>348.568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0.46331549551130213" table:style-name="ce43">
            <text:p>46,3%</text:p>
          </table:table-cell>
          <table:table-cell office:value-type="float" office:value="215605" table:style-name="ce42">
            <text:p>215.605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0.12208891785633594" table:style-name="ce43">
            <text:p>12,2%</text:p>
          </table:table-cell>
          <table:table-cell office:value-type="float" office:value="21194" table:style-name="ce42">
            <text:p>21.194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6.006790728784641E-2" table:style-name="ce43">
            <text:p>6,0%</text:p>
          </table:table-cell>
          <table:table-cell office:value-type="float" office:value="189" table:style-name="ce42">
            <text:p>189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8340789333229823E-3" table:style-name="ce43">
            <text:p>0,2%</text:p>
          </table:table-cell>
          <table:table-cell office:value-type="float" office:value="1821055" table:style-name="ce42">
            <text:p>1.821.055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42654600690276284" table:style-name="ce43">
            <text:p>42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7886" table:style-name="ce42">
            <text:p>77.886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94953" table:style-name="ce42">
            <text:p>94.953</text:p>
          </table:table-cell>
          <table:table-cell office:value-type="float" office:value="91876" table:style-name="ce42">
            <text:p>91.876</text:p>
          </table:table-cell>
          <table:table-cell office:value-type="percentage" office:value="1" table:style-name="ce43">
            <text:p>100,0%</text:p>
          </table:table-cell>
          <table:table-cell office:value-type="float" office:value="124902" table:style-name="ce42">
            <text:p>124.902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99684749036289777" table:style-name="ce43">
            <text:p>99,7%</text:p>
          </table:table-cell>
          <table:table-cell office:value-type="float" office:value="96306" table:style-name="ce42">
            <text:p>96.306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56913057866868377" table:style-name="ce43">
            <text:p>56,9%</text:p>
          </table:table-cell>
          <table:table-cell office:value-type="float" office:value="49221" table:style-name="ce42">
            <text:p>49.221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0.13992063176207722" table:style-name="ce43">
            <text:p>14,0%</text:p>
          </table:table-cell>
          <table:table-cell office:value-type="float" office:value="2831" table:style-name="ce42">
            <text:p>2.831</text:p>
          </table:table-cell>
          <table:table-cell office:value-type="float" office:value="76088" table:style-name="ce42">
            <text:p>76.088</text:p>
          </table:table-cell>
          <table:table-cell office:value-type="percentage" office:value="3.7206918305120386E-2" table:style-name="ce43">
            <text:p>3,7%</text:p>
          </table:table-cell>
          <table:table-cell office:value-type="float" office:value="73" table:style-name="ce42">
            <text:p>73</text:p>
          </table:table-cell>
          <table:table-cell office:value-type="float" office:value="20953" table:style-name="ce42">
            <text:p>20.953</text:p>
          </table:table-cell>
          <table:table-cell office:value-type="percentage" office:value="3.4839879730826136E-3" table:style-name="ce43">
            <text:p>0,3%</text:p>
          </table:table-cell>
          <table:table-cell office:value-type="float" office:value="446172" table:style-name="ce42">
            <text:p>446.172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48964621883138193" table:style-name="ce43">
            <text:p>49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9804" table:style-name="ce42">
            <text:p>239.804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85331" table:style-name="ce42">
            <text:p>285.331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8470813978368454" table:style-name="ce43">
            <text:p>98,5%</text:p>
          </table:table-cell>
          <table:table-cell office:value-type="float" office:value="323745" table:style-name="ce42">
            <text:p>323.745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0.93317902613518122" table:style-name="ce43">
            <text:p>93,3%</text:p>
          </table:table-cell>
          <table:table-cell office:value-type="float" office:value="264405" table:style-name="ce42">
            <text:p>264.405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0.65142194048126456" table:style-name="ce43">
            <text:p>65,1%</text:p>
          </table:table-cell>
          <table:table-cell office:value-type="float" office:value="104769" table:style-name="ce42">
            <text:p>104.769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0.11784986344268417" table:style-name="ce43">
            <text:p>11,8%</text:p>
          </table:table-cell>
          <table:table-cell office:value-type="float" office:value="6488" table:style-name="ce42">
            <text:p>6.488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4.247602212838391E-2" table:style-name="ce43">
            <text:p>4,2%</text:p>
          </table:table-cell>
          <table:table-cell office:value-type="float" office:value="44" table:style-name="ce42">
            <text:p>44</text:p>
          </table:table-cell>
          <table:table-cell office:value-type="float" office:value="44014" table:style-name="ce42">
            <text:p>44.014</text:p>
          </table:table-cell>
          <table:table-cell office:value-type="percentage" office:value="9.9968191938928528E-4" table:style-name="ce43">
            <text:p>0,1%</text:p>
          </table:table-cell>
          <table:table-cell office:value-type="float" office:value="1224586" table:style-name="ce42">
            <text:p>1.224.586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51831190746972777" table:style-name="ce43">
            <text:p>51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3235" table:style-name="ce42">
            <text:p>23.235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8323" table:style-name="ce42">
            <text:p>28.323</text:p>
          </table:table-cell>
          <table:table-cell office:value-type="float" office:value="28125" table:style-name="ce42">
            <text:p>28.125</text:p>
          </table:table-cell>
          <table:table-cell office:value-type="percentage" office:value="1" table:style-name="ce43">
            <text:p>100,0%</text:p>
          </table:table-cell>
          <table:table-cell office:value-type="float" office:value="35548" table:style-name="ce42">
            <text:p>35.548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94246778726337554" table:style-name="ce43">
            <text:p>94,2%</text:p>
          </table:table-cell>
          <table:table-cell office:value-type="float" office:value="23692" table:style-name="ce42">
            <text:p>23.692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49706277274253108" table:style-name="ce43">
            <text:p>49,7%</text:p>
          </table:table-cell>
          <table:table-cell office:value-type="float" office:value="14786" table:style-name="ce42">
            <text:p>14.786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0.13739337285584197" table:style-name="ce43">
            <text:p>13,7%</text:p>
          </table:table-cell>
          <table:table-cell office:value-type="float" office:value="1494" table:style-name="ce42">
            <text:p>1.494</text:p>
          </table:table-cell>
          <table:table-cell office:value-type="float" office:value="21170" table:style-name="ce42">
            <text:p>21.170</text:p>
          </table:table-cell>
          <table:table-cell office:value-type="percentage" office:value="7.0571563533301837E-2" table:style-name="ce43">
            <text:p>7,1%</text:p>
          </table:table-cell>
          <table:table-cell office:value-type="float" office:value="10" table:style-name="ce42">
            <text:p>10</text:p>
          </table:table-cell>
          <table:table-cell office:value-type="float" office:value="6286" table:style-name="ce42">
            <text:p>6.286</text:p>
          </table:table-cell>
          <table:table-cell office:value-type="percentage" office:value="1.590836780146357E-3" table:style-name="ce43">
            <text:p>0,2%</text:p>
          </table:table-cell>
          <table:table-cell office:value-type="float" office:value="127088" table:style-name="ce42">
            <text:p>127.088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46932655804540824" table:style-name="ce43">
            <text:p>46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8983" table:style-name="ce42">
            <text:p>368.983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1" table:style-name="ce43">
            <text:p>100,0%</text:p>
          </table:table-cell>
          <table:table-cell office:value-type="float" office:value="499833" table:style-name="ce42">
            <text:p>499.833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95010654252862203" table:style-name="ce43">
            <text:p>95,0%</text:p>
          </table:table-cell>
          <table:table-cell office:value-type="float" office:value="629437" table:style-name="ce42">
            <text:p>629.437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8949472717371677" table:style-name="ce43">
            <text:p>89,5%</text:p>
          </table:table-cell>
          <table:table-cell office:value-type="float" office:value="589785" table:style-name="ce42">
            <text:p>589.785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60628629406558299" table:style-name="ce43">
            <text:p>60,6%</text:p>
          </table:table-cell>
          <table:table-cell office:value-type="float" office:value="323926" table:style-name="ce42">
            <text:p>323.926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0.12886232728403965" table:style-name="ce43">
            <text:p>12,9%</text:p>
          </table:table-cell>
          <table:table-cell office:value-type="float" office:value="32226" table:style-name="ce42">
            <text:p>32.226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6.7177246537534707E-2" table:style-name="ce43">
            <text:p>6,7%</text:p>
          </table:table-cell>
          <table:table-cell office:value-type="float" office:value="449" table:style-name="ce42">
            <text:p>449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3.3048483376392048E-3" table:style-name="ce43">
            <text:p>0,3%</text:p>
          </table:table-cell>
          <table:table-cell office:value-type="float" office:value="2444639" table:style-name="ce42">
            <text:p>2.444.639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42921362597208418" table:style-name="ce43">
            <text:p>42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2894" table:style-name="ce42">
            <text:p>72.894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8741" table:style-name="ce42">
            <text:p>98.741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95959144403735697" table:style-name="ce43">
            <text:p>96,0%</text:p>
          </table:table-cell>
          <table:table-cell office:value-type="float" office:value="126101" table:style-name="ce42">
            <text:p>126.101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85836129849090248" table:style-name="ce43">
            <text:p>85,8%</text:p>
          </table:table-cell>
          <table:table-cell office:value-type="float" office:value="121243" table:style-name="ce42">
            <text:p>121.243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56853265558765054" table:style-name="ce43">
            <text:p>56,9%</text:p>
          </table:table-cell>
          <table:table-cell office:value-type="float" office:value="63367" table:style-name="ce42">
            <text:p>63.367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0.11494834607675075" table:style-name="ce43">
            <text:p>11,5%</text:p>
          </table:table-cell>
          <table:table-cell office:value-type="float" office:value="7560" table:style-name="ce42">
            <text:p>7.560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6.3707686214364567E-2" table:style-name="ce43">
            <text:p>6,4%</text:p>
          </table:table-cell>
          <table:table-cell office:value-type="float" office:value="135" table:style-name="ce42">
            <text:p>135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8891449642774831E-3" table:style-name="ce43">
            <text:p>0,4%</text:p>
          </table:table-cell>
          <table:table-cell office:value-type="float" office:value="490041" table:style-name="ce42">
            <text:p>490.041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39599944726334751" table:style-name="ce43">
            <text:p>39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2281" table:style-name="ce42">
            <text:p>42.281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5339" table:style-name="ce42">
            <text:p>55.339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9188055635216521" table:style-name="ce43">
            <text:p>99,2%</text:p>
          </table:table-cell>
          <table:table-cell office:value-type="float" office:value="68093" table:style-name="ce42">
            <text:p>68.093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92211960348843502" table:style-name="ce43">
            <text:p>92,2%</text:p>
          </table:table-cell>
          <table:table-cell office:value-type="float" office:value="65108" table:style-name="ce42">
            <text:p>65.108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67334064161168217" table:style-name="ce43">
            <text:p>67,3%</text:p>
          </table:table-cell>
          <table:table-cell office:value-type="float" office:value="30353" table:style-name="ce42">
            <text:p>30.353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0.13609501945944008" table:style-name="ce43">
            <text:p>13,6%</text:p>
          </table:table-cell>
          <table:table-cell office:value-type="float" office:value="3685" table:style-name="ce42">
            <text:p>3.685</text:p>
          </table:table-cell>
          <table:table-cell office:value-type="float" office:value="48505" table:style-name="ce42">
            <text:p>48.505</text:p>
          </table:table-cell>
          <table:table-cell office:value-type="percentage" office:value="7.5971549324811871E-2" table:style-name="ce43">
            <text:p>7,6%</text:p>
          </table:table-cell>
          <table:table-cell office:value-type="float" office:value="10" table:style-name="ce42">
            <text:p>10</text:p>
          </table:table-cell>
          <table:table-cell office:value-type="float" office:value="13906" table:style-name="ce42">
            <text:p>13.906</text:p>
          </table:table-cell>
          <table:table-cell office:value-type="percentage" office:value="7.191140514885661E-4" table:style-name="ce43">
            <text:p>0,1%</text:p>
          </table:table-cell>
          <table:table-cell office:value-type="float" office:value="264869" table:style-name="ce42">
            <text:p>264.869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47902375505258304" table:style-name="ce43">
            <text:p>47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61591" table:style-name="ce42">
            <text:p>161.591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1" table:style-name="ce43">
            <text:p>100,0%</text:p>
          </table:table-cell>
          <table:table-cell office:value-type="float" office:value="209177" table:style-name="ce42">
            <text:p>209.177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98167832889840012" table:style-name="ce43">
            <text:p>98,2%</text:p>
          </table:table-cell>
          <table:table-cell office:value-type="float" office:value="263341" table:style-name="ce42">
            <text:p>263.341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0.94010402721700426" table:style-name="ce43">
            <text:p>94,0%</text:p>
          </table:table-cell>
          <table:table-cell office:value-type="float" office:value="186855" table:style-name="ce42">
            <text:p>186.855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54961070895972375" table:style-name="ce43">
            <text:p>55,0%</text:p>
          </table:table-cell>
          <table:table-cell office:value-type="float" office:value="95210" table:style-name="ce42">
            <text:p>95.210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0.13135149527694734" table:style-name="ce43">
            <text:p>13,1%</text:p>
          </table:table-cell>
          <table:table-cell office:value-type="float" office:value="12151" table:style-name="ce42">
            <text:p>12.151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8.6593074549432381E-2" table:style-name="ce43">
            <text:p>8,7%</text:p>
          </table:table-cell>
          <table:table-cell office:value-type="float" office:value="41" table:style-name="ce42">
            <text:p>41</text:p>
          </table:table-cell>
          <table:table-cell office:value-type="float" office:value="41824" table:style-name="ce42">
            <text:p>41.824</text:p>
          </table:table-cell>
          <table:table-cell office:value-type="percentage" office:value="9.8029839326702365E-4" table:style-name="ce43">
            <text:p>0,1%</text:p>
          </table:table-cell>
          <table:table-cell office:value-type="float" office:value="928366" table:style-name="ce42">
            <text:p>928.366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48909686042474593" table:style-name="ce43">
            <text:p>48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339" table:style-name="ce42">
            <text:p>2.339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9788867562380037" table:style-name="ce43">
            <text:p>89,8%</text:p>
          </table:table-cell>
          <table:table-cell office:value-type="float" office:value="3719" table:style-name="ce42">
            <text:p>3.719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6127836961556281" table:style-name="ce43">
            <text:p>86,1%</text:p>
          </table:table-cell>
          <table:table-cell office:value-type="float" office:value="6352" table:style-name="ce42">
            <text:p>6.352</text:p>
          </table:table-cell>
          <table:table-cell office:value-type="float" office:value="7857" table:style-name="ce42">
            <text:p>7.857</text:p>
          </table:table-cell>
          <table:table-cell office:value-type="percentage" office:value="0.80845106274659539" table:style-name="ce43">
            <text:p>80,8%</text:p>
          </table:table-cell>
          <table:table-cell office:value-type="float" office:value="8922" table:style-name="ce42">
            <text:p>8.922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77206645898234683" table:style-name="ce43">
            <text:p>77,2%</text:p>
          </table:table-cell>
          <table:table-cell office:value-type="float" office:value="8016" table:style-name="ce42">
            <text:p>8.016</text:p>
          </table:table-cell>
          <table:table-cell office:value-type="float" office:value="30066" table:style-name="ce42">
            <text:p>30.066</text:p>
          </table:table-cell>
          <table:table-cell office:value-type="percentage" office:value="0.26661345040910001" table:style-name="ce43">
            <text:p>26,7%</text:p>
          </table:table-cell>
          <table:table-cell office:value-type="float" office:value="538" table:style-name="ce42">
            <text:p>538</text:p>
          </table:table-cell>
          <table:table-cell office:value-type="float" office:value="7581" table:style-name="ce42">
            <text:p>7.581</text:p>
          </table:table-cell>
          <table:table-cell office:value-type="percentage" office:value="7.096689091148925E-2" table:style-name="ce43">
            <text:p>7,1%</text:p>
          </table:table-cell>
          <table:table-cell office:value-type="float" office:value="8" table:style-name="ce42">
            <text:p>8</text:p>
          </table:table-cell>
          <table:table-cell office:value-type="float" office:value="2175" table:style-name="ce42">
            <text:p>2.175</text:p>
          </table:table-cell>
          <table:table-cell office:value-type="percentage" office:value="3.6781609195402297E-3" table:style-name="ce43">
            <text:p>0,4%</text:p>
          </table:table-cell>
          <table:table-cell office:value-type="float" office:value="29894" table:style-name="ce42">
            <text:p>29.894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45185767405302457" table:style-name="ce43">
            <text:p>45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908" table:style-name="ce42">
            <text:p>1.908</text:p>
          </table:table-cell>
          <table:table-cell office:value-type="float" office:value="2349" table:style-name="ce42">
            <text:p>2.349</text:p>
          </table:table-cell>
          <table:table-cell office:value-type="percentage" office:value="0.8122605363984674" table:style-name="ce43">
            <text:p>81,2%</text:p>
          </table:table-cell>
          <table:table-cell office:value-type="float" office:value="3085" table:style-name="ce42">
            <text:p>3.085</text:p>
          </table:table-cell>
          <table:table-cell office:value-type="float" office:value="3748" table:style-name="ce42">
            <text:p>3.748</text:p>
          </table:table-cell>
          <table:table-cell office:value-type="percentage" office:value="0.82310565635005339" table:style-name="ce43">
            <text:p>82,3%</text:p>
          </table:table-cell>
          <table:table-cell office:value-type="float" office:value="6136" table:style-name="ce42">
            <text:p>6.136</text:p>
          </table:table-cell>
          <table:table-cell office:value-type="float" office:value="7827" table:style-name="ce42">
            <text:p>7.827</text:p>
          </table:table-cell>
          <table:table-cell office:value-type="percentage" office:value="0.78395298326306373" table:style-name="ce43">
            <text:p>78,4%</text:p>
          </table:table-cell>
          <table:table-cell office:value-type="float" office:value="7952" table:style-name="ce42">
            <text:p>7.952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70377909549517659" table:style-name="ce43">
            <text:p>70,4%</text:p>
          </table:table-cell>
          <table:table-cell office:value-type="float" office:value="8850" table:style-name="ce42">
            <text:p>8.850</text:p>
          </table:table-cell>
          <table:table-cell office:value-type="float" office:value="30095" table:style-name="ce42">
            <text:p>30.095</text:p>
          </table:table-cell>
          <table:table-cell office:value-type="percentage" office:value="0.29406878218973254" table:style-name="ce43">
            <text:p>29,4%</text:p>
          </table:table-cell>
          <table:table-cell office:value-type="float" office:value="313" table:style-name="ce42">
            <text:p>313</text:p>
          </table:table-cell>
          <table:table-cell office:value-type="float" office:value="8536" table:style-name="ce42">
            <text:p>8.536</text:p>
          </table:table-cell>
          <table:table-cell office:value-type="percentage" office:value="3.6668228678537959E-2" table:style-name="ce43">
            <text:p>3,7%</text:p>
          </table:table-cell>
          <table:table-cell office:value-type="float" office:value="7" table:style-name="ce42">
            <text:p>7</text:p>
          </table:table-cell>
          <table:table-cell office:value-type="float" office:value="2324" table:style-name="ce42">
            <text:p>2.324</text:p>
          </table:table-cell>
          <table:table-cell office:value-type="percentage" office:value="3.0120481927710845E-3" table:style-name="ce43">
            <text:p>0,3%</text:p>
          </table:table-cell>
          <table:table-cell office:value-type="float" office:value="28251" table:style-name="ce42">
            <text:p>28.251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42689413400223641" table:style-name="ce43">
            <text:p>42,7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28" table:style-name="ce45">
            <text:p>2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3" table:style-name="ce45">
            <text:p>1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3277" table:style-name="ce45">
            <text:p>3.277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319" table:style-name="ce45">
            <text:p>8.31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0911" table:style-name="ce45">
            <text:p>50.91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7009" table:style-name="ce45">
            <text:p>7.00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2" table:style-name="ce45">
            <text:p>2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9559" table:style-name="ce45">
            <text:p>69.55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903536" table:style-name="ce49">
            <text:p>2.903.536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855271" table:style-name="ce49">
            <text:p>3.855.271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97354221984851186" table:style-name="ce50">
            <text:p>97,4%</text:p>
          </table:table-cell>
          <table:table-cell office:value-type="float" office:value="4780838" table:style-name="ce49">
            <text:p>4.780.838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89579361834563553" table:style-name="ce50">
            <text:p>89,6%</text:p>
          </table:table-cell>
          <table:table-cell office:value-type="float" office:value="4210430" table:style-name="ce49">
            <text:p>4.210.430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0.59864166296760013" table:style-name="ce50">
            <text:p>59,9%</text:p>
          </table:table-cell>
          <table:table-cell office:value-type="float" office:value="2200442" table:style-name="ce49">
            <text:p>2.200.442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0.13171478009277202" table:style-name="ce50">
            <text:p>13,2%</text:p>
          </table:table-cell>
          <table:table-cell office:value-type="float" office:value="225270" table:style-name="ce49">
            <text:p>225.270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6.8051254584555659E-2" table:style-name="ce50">
            <text:p>6,8%</text:p>
          </table:table-cell>
          <table:table-cell office:value-type="float" office:value="2817" table:style-name="ce49">
            <text:p>2.817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2.9682345168689922E-3" table:style-name="ce50">
            <text:p>0,3%</text:p>
          </table:table-cell>
          <table:table-cell office:value-type="float" office:value="18178604" table:style-name="ce49">
            <text:p>18.178.604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45299488245923442" table:style-name="ce50">
            <text:p>45,3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3" table:style-name="ce21"/>
          <table:table-cell table:style-name="ce51"/>
          <table:table-cell table:style-name="ce21"/>
          <table:table-cell office:value-type="float" office:value="804960" table:formula="of:=814320-9360" table:style-name="ce21">
            <text:p>804960</text:p>
          </table:table-cell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49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pauta completa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pauta completa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20177" table:style-name="ce39">
            <text:p>420.177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10970" table:style-name="ce39">
            <text:p>610.970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3940321134842497" table:style-name="ce40">
            <text:p>93,9%</text:p>
          </table:table-cell>
          <table:table-cell office:value-type="float" office:value="180527" table:style-name="ce39">
            <text:p>180.527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19705025503549103" table:style-name="ce40">
            <text:p>19,7%</text:p>
          </table:table-cell>
          <table:table-cell office:value-type="float" office:value="160543" table:style-name="ce39">
            <text:p>160.543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0.12690935565496542" table:style-name="ce40">
            <text:p>12,7%</text:p>
          </table:table-cell>
          <table:table-cell office:value-type="float" office:value="215892" table:style-name="ce39">
            <text:p>215.892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7.1739670051748181E-2" table:style-name="ce40">
            <text:p>7,2%</text:p>
          </table:table-cell>
          <table:table-cell office:value-type="float" office:value="18410" table:style-name="ce39">
            <text:p>18.410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2.9416182255698687E-2" table:style-name="ce40">
            <text:p>2,9%</text:p>
          </table:table-cell>
          <table:table-cell office:value-type="float" office:value="390" table:style-name="ce39">
            <text:p>390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1437876880624008E-3" table:style-name="ce40">
            <text:p>0,2%</text:p>
          </table:table-cell>
          <table:table-cell office:value-type="float" office:value="1606909" table:style-name="ce39">
            <text:p>1.606.909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22753618447928434" table:style-name="ce40">
            <text:p>22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8103" table:style-name="ce42">
            <text:p>98.103</text:p>
          </table:table-cell>
          <table:table-cell office:value-type="float" office:value="98807" table:style-name="ce42">
            <text:p>98.807</text:p>
          </table:table-cell>
          <table:table-cell office:value-type="percentage" office:value="0.99287499873490748" table:style-name="ce43">
            <text:p>99,3%</text:p>
          </table:table-cell>
          <table:table-cell office:value-type="float" office:value="110798" table:style-name="ce42">
            <text:p>110.798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314278508679753" table:style-name="ce43">
            <text:p>93,1%</text:p>
          </table:table-cell>
          <table:table-cell office:value-type="float" office:value="37479" table:style-name="ce42">
            <text:p>37.479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23968612303107434" table:style-name="ce43">
            <text:p>24,0%</text:p>
          </table:table-cell>
          <table:table-cell office:value-type="float" office:value="20315" table:style-name="ce42">
            <text:p>20.315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0.10246335730785913" table:style-name="ce43">
            <text:p>10,2%</text:p>
          </table:table-cell>
          <table:table-cell office:value-type="float" office:value="27702" table:style-name="ce42">
            <text:p>27.702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6.2100550794358896E-2" table:style-name="ce43">
            <text:p>6,2%</text:p>
          </table:table-cell>
          <table:table-cell office:value-type="float" office:value="2212" table:style-name="ce42">
            <text:p>2.212</text:p>
          </table:table-cell>
          <table:table-cell office:value-type="float" office:value="89180" table:style-name="ce42">
            <text:p>89.180</text:p>
          </table:table-cell>
          <table:table-cell office:value-type="percentage" office:value="2.4803767660910518E-2" table:style-name="ce43">
            <text:p>2,5%</text:p>
          </table:table-cell>
          <table:table-cell office:value-type="float" office:value="36" table:style-name="ce42">
            <text:p>36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4339201784434E-3" table:style-name="ce43">
            <text:p>0,1%</text:p>
          </table:table-cell>
          <table:table-cell office:value-type="float" office:value="296645" table:style-name="ce42">
            <text:p>296.645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26187714298830117" table:style-name="ce43">
            <text:p>26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6311" table:style-name="ce42">
            <text:p>86.311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827499829207752" table:style-name="ce43">
            <text:p>98,3%</text:p>
          </table:table-cell>
          <table:table-cell office:value-type="float" office:value="106305" table:style-name="ce42">
            <text:p>106.305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0.97305238491885504" table:style-name="ce43">
            <text:p>97,3%</text:p>
          </table:table-cell>
          <table:table-cell office:value-type="float" office:value="25570" table:style-name="ce42">
            <text:p>25.570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17086306898671585" table:style-name="ce43">
            <text:p>17,1%</text:p>
          </table:table-cell>
          <table:table-cell office:value-type="float" office:value="25932" table:style-name="ce42">
            <text:p>25.932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15943926957484092" table:style-name="ce43">
            <text:p>15,9%</text:p>
          </table:table-cell>
          <table:table-cell office:value-type="float" office:value="35317" table:style-name="ce42">
            <text:p>35.317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0964777472484825" table:style-name="ce43">
            <text:p>11,0%</text:p>
          </table:table-cell>
          <table:table-cell office:value-type="float" office:value="3917" table:style-name="ce42">
            <text:p>3.917</text:p>
          </table:table-cell>
          <table:table-cell office:value-type="float" office:value="54179" table:style-name="ce42">
            <text:p>54.179</text:p>
          </table:table-cell>
          <table:table-cell office:value-type="percentage" office:value="7.2297384595507483E-2" table:style-name="ce43">
            <text:p>7,2%</text:p>
          </table:table-cell>
          <table:table-cell office:value-type="float" office:value="38" table:style-name="ce42">
            <text:p>38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4416886204459295E-3" table:style-name="ce43">
            <text:p>0,2%</text:p>
          </table:table-cell>
          <table:table-cell office:value-type="float" office:value="283390" table:style-name="ce42">
            <text:p>283.390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31445535941163483" table:style-name="ce43">
            <text:p>31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8908" table:style-name="ce42">
            <text:p>48.908</text:p>
          </table:table-cell>
          <table:table-cell office:value-type="float" office:value="49542" table:style-name="ce42">
            <text:p>49.542</text:p>
          </table:table-cell>
          <table:table-cell office:value-type="percentage" office:value="0.98720277744136287" table:style-name="ce43">
            <text:p>98,7%</text:p>
          </table:table-cell>
          <table:table-cell office:value-type="float" office:value="69220" table:style-name="ce42">
            <text:p>69.220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85970490337324257" table:style-name="ce43">
            <text:p>86,0%</text:p>
          </table:table-cell>
          <table:table-cell office:value-type="float" office:value="6956" table:style-name="ce42">
            <text:p>6.956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5.933584120241233E-2" table:style-name="ce43">
            <text:p>5,9%</text:p>
          </table:table-cell>
          <table:table-cell office:value-type="float" office:value="14556" table:style-name="ce42">
            <text:p>14.556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8.7794109664227946E-2" table:style-name="ce43">
            <text:p>8,8%</text:p>
          </table:table-cell>
          <table:table-cell office:value-type="float" office:value="21233" table:style-name="ce42">
            <text:p>21.233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4.5755450874251702E-2" table:style-name="ce43">
            <text:p>4,6%</text:p>
          </table:table-cell>
          <table:table-cell office:value-type="float" office:value="1583" table:style-name="ce42">
            <text:p>1.583</text:p>
          </table:table-cell>
          <table:table-cell office:value-type="float" office:value="85839" table:style-name="ce42">
            <text:p>85.839</text:p>
          </table:table-cell>
          <table:table-cell office:value-type="percentage" office:value="1.8441500949451881E-2" table:style-name="ce43">
            <text:p>1,8%</text:p>
          </table:table-cell>
          <table:table-cell office:value-type="float" office:value="35" table:style-name="ce42">
            <text:p>35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5021459227467812E-3" table:style-name="ce43">
            <text:p>0,2%</text:p>
          </table:table-cell>
          <table:table-cell office:value-type="float" office:value="162491" table:style-name="ce42">
            <text:p>162.491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16475155610126546" table:style-name="ce43">
            <text:p>16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6826" table:style-name="ce42">
            <text:p>86.826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6221020435302984" table:style-name="ce43">
            <text:p>96,2%</text:p>
          </table:table-cell>
          <table:table-cell office:value-type="float" office:value="133159" table:style-name="ce42">
            <text:p>133.159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86169765289812406" table:style-name="ce43">
            <text:p>86,2%</text:p>
          </table:table-cell>
          <table:table-cell office:value-type="float" office:value="20074" table:style-name="ce42">
            <text:p>20.074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8.5387848161570787E-2" table:style-name="ce43">
            <text:p>8,5%</text:p>
          </table:table-cell>
          <table:table-cell office:value-type="float" office:value="44369" table:style-name="ce42">
            <text:p>44.369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12658339800063906" table:style-name="ce43">
            <text:p>12,7%</text:p>
          </table:table-cell>
          <table:table-cell office:value-type="float" office:value="42897" table:style-name="ce42">
            <text:p>42.897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5.1533437208302148E-2" table:style-name="ce43">
            <text:p>5,2%</text:p>
          </table:table-cell>
          <table:table-cell office:value-type="float" office:value="3050" table:style-name="ce42">
            <text:p>3.050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1.86090214095266E-2" table:style-name="ce43">
            <text:p>1,9%</text:p>
          </table:table-cell>
          <table:table-cell office:value-type="float" office:value="61" table:style-name="ce42">
            <text:p>61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3753607503607503E-3" table:style-name="ce43">
            <text:p>0,1%</text:p>
          </table:table-cell>
          <table:table-cell office:value-type="float" office:value="330436" table:style-name="ce42">
            <text:p>330.436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17660618492565336" table:style-name="ce43">
            <text:p>17,7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338" table:style-name="ce42">
            <text:p>41.338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3432" table:style-name="ce42">
            <text:p>53.432</text:p>
          </table:table-cell>
          <table:table-cell office:value-type="float" office:value="53066" table:style-name="ce42">
            <text:p>53.066</text:p>
          </table:table-cell>
          <table:table-cell office:value-type="percentage" office:value="1" table:style-name="ce43">
            <text:p>100,0%</text:p>
          </table:table-cell>
          <table:table-cell office:value-type="float" office:value="11371" table:style-name="ce42">
            <text:p>11.371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1470166138729071" table:style-name="ce43">
            <text:p>14,7%</text:p>
          </table:table-cell>
          <table:table-cell office:value-type="float" office:value="8011" table:style-name="ce42">
            <text:p>8.011</text:p>
          </table:table-cell>
          <table:table-cell office:value-type="float" office:value="89964" table:style-name="ce42">
            <text:p>89.964</text:p>
          </table:table-cell>
          <table:table-cell office:value-type="percentage" office:value="8.9046729803032326E-2" table:style-name="ce43">
            <text:p>8,9%</text:p>
          </table:table-cell>
          <table:table-cell office:value-type="float" office:value="12708" table:style-name="ce42">
            <text:p>12.708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6.5423880643118604E-2" table:style-name="ce43">
            <text:p>6,5%</text:p>
          </table:table-cell>
          <table:table-cell office:value-type="float" office:value="748" table:style-name="ce42">
            <text:p>748</text:p>
          </table:table-cell>
          <table:table-cell office:value-type="float" office:value="34935" table:style-name="ce42">
            <text:p>34.935</text:p>
          </table:table-cell>
          <table:table-cell office:value-type="percentage" office:value="2.1411192214111922E-2" table:style-name="ce43">
            <text:p>2,1%</text:p>
          </table:table-cell>
          <table:table-cell office:value-type="float" office:value="6" table:style-name="ce42">
            <text:p>6</text:p>
          </table:table-cell>
          <table:table-cell office:value-type="float" office:value="10791" table:style-name="ce42">
            <text:p>10.791</text:p>
          </table:table-cell>
          <table:table-cell office:value-type="percentage" office:value="5.5601890464275787E-4" table:style-name="ce43">
            <text:p>0,1%</text:p>
          </table:table-cell>
          <table:table-cell office:value-type="float" office:value="127614" table:style-name="ce42">
            <text:p>127.614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25452347901010003" table:style-name="ce43">
            <text:p>25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4258" table:style-name="ce42">
            <text:p>224.258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1995" table:style-name="ce42">
            <text:p>241.995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98608451163359279" table:style-name="ce43">
            <text:p>98,6%</text:p>
          </table:table-cell>
          <table:table-cell office:value-type="float" office:value="86596" table:style-name="ce42">
            <text:p>86.596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27182296162599073" table:style-name="ce43">
            <text:p>27,2%</text:p>
          </table:table-cell>
          <table:table-cell office:value-type="float" office:value="45357" table:style-name="ce42">
            <text:p>45.357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11899258870597494" table:style-name="ce43">
            <text:p>11,9%</text:p>
          </table:table-cell>
          <table:table-cell office:value-type="float" office:value="56155" table:style-name="ce42">
            <text:p>56.155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7.5992962988023549E-2" table:style-name="ce43">
            <text:p>7,6%</text:p>
          </table:table-cell>
          <table:table-cell office:value-type="float" office:value="4098" table:style-name="ce42">
            <text:p>4.098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2.837517829693537E-2" table:style-name="ce43">
            <text:p>2,8%</text:p>
          </table:table-cell>
          <table:table-cell office:value-type="float" office:value="107" table:style-name="ce42">
            <text:p>107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630026546062334E-3" table:style-name="ce43">
            <text:p>0,3%</text:p>
          </table:table-cell>
          <table:table-cell office:value-type="float" office:value="658566" table:style-name="ce42">
            <text:p>658.566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31467078986637032" table:style-name="ce43">
            <text:p>31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4164" table:style-name="ce42">
            <text:p>134.164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0.99238131869757529" table:style-name="ce43">
            <text:p>99,2%</text:p>
          </table:table-cell>
          <table:table-cell office:value-type="float" office:value="150639" table:style-name="ce42">
            <text:p>150.639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4681365924789918" table:style-name="ce43">
            <text:p>94,7%</text:p>
          </table:table-cell>
          <table:table-cell office:value-type="float" office:value="38216" table:style-name="ce42">
            <text:p>38.216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1749464393620333" table:style-name="ce43">
            <text:p>17,5%</text:p>
          </table:table-cell>
          <table:table-cell office:value-type="float" office:value="48073" table:style-name="ce42">
            <text:p>48.073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15634614509005523" table:style-name="ce43">
            <text:p>15,6%</text:p>
          </table:table-cell>
          <table:table-cell office:value-type="float" office:value="41157" table:style-name="ce42">
            <text:p>41.157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5.814244241486724E-2" table:style-name="ce43">
            <text:p>5,8%</text:p>
          </table:table-cell>
          <table:table-cell office:value-type="float" office:value="4434" table:style-name="ce42">
            <text:p>4.434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2.9655292339383885E-2" table:style-name="ce43">
            <text:p>3,0%</text:p>
          </table:table-cell>
          <table:table-cell office:value-type="float" office:value="100" table:style-name="ce42">
            <text:p>100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3604947597016335E-3" table:style-name="ce43">
            <text:p>0,2%</text:p>
          </table:table-cell>
          <table:table-cell office:value-type="float" office:value="416783" table:style-name="ce42">
            <text:p>416.783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24232076950447801" table:style-name="ce43">
            <text:p>24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41824" table:style-name="ce42">
            <text:p>441.824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0.98798737019114657" table:style-name="ce43">
            <text:p>98,8%</text:p>
          </table:table-cell>
          <table:table-cell office:value-type="float" office:value="550710" table:style-name="ce42">
            <text:p>550.710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86686122287074285" table:style-name="ce43">
            <text:p>86,7%</text:p>
          </table:table-cell>
          <table:table-cell office:value-type="float" office:value="77566" table:style-name="ce42">
            <text:p>77.566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9.2606831076047294E-2" table:style-name="ce43">
            <text:p>9,3%</text:p>
          </table:table-cell>
          <table:table-cell office:value-type="float" office:value="123686" table:style-name="ce42">
            <text:p>123.686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0.11328839143417171" table:style-name="ce43">
            <text:p>11,3%</text:p>
          </table:table-cell>
          <table:table-cell office:value-type="float" office:value="203283" table:style-name="ce42">
            <text:p>203.283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7.2507174637415975E-2" table:style-name="ce43">
            <text:p>7,3%</text:p>
          </table:table-cell>
          <table:table-cell office:value-type="float" office:value="25804" table:style-name="ce42">
            <text:p>25.804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4.6383709977782413E-2" table:style-name="ce43">
            <text:p>4,6%</text:p>
          </table:table-cell>
          <table:table-cell office:value-type="float" office:value="435" table:style-name="ce42">
            <text:p>435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2.7210629034679478E-3" table:style-name="ce43">
            <text:p>0,3%</text:p>
          </table:table-cell>
          <table:table-cell office:value-type="float" office:value="1423308" table:style-name="ce42">
            <text:p>1.423.308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21790914343647508" table:style-name="ce43">
            <text:p>21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87154" table:style-name="ce42">
            <text:p>287.154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391112" table:style-name="ce42">
            <text:p>391.112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89323120069793682" table:style-name="ce43">
            <text:p>89,3%</text:p>
          </table:table-cell>
          <table:table-cell office:value-type="float" office:value="78911" table:style-name="ce42">
            <text:p>78.911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13588289181854499" table:style-name="ce43">
            <text:p>13,6%</text:p>
          </table:table-cell>
          <table:table-cell office:value-type="float" office:value="71759" table:style-name="ce42">
            <text:p>71.759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9.5381838385610651E-2" table:style-name="ce43">
            <text:p>9,5%</text:p>
          </table:table-cell>
          <table:table-cell office:value-type="float" office:value="78025" table:style-name="ce42">
            <text:p>78.025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4.41825923134464E-2" table:style-name="ce43">
            <text:p>4,4%</text:p>
          </table:table-cell>
          <table:table-cell office:value-type="float" office:value="6352" table:style-name="ce42">
            <text:p>6.352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1.8002800183655771E-2" table:style-name="ce43">
            <text:p>1,8%</text:p>
          </table:table-cell>
          <table:table-cell office:value-type="float" office:value="140" table:style-name="ce42">
            <text:p>140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3585769876466535E-3" table:style-name="ce43">
            <text:p>0,1%</text:p>
          </table:table-cell>
          <table:table-cell office:value-type="float" office:value="913453" table:style-name="ce42">
            <text:p>913.453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21395824378909448" table:style-name="ce43">
            <text:p>21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6310" table:style-name="ce42">
            <text:p>76.310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89652" table:style-name="ce42">
            <text:p>89.652</text:p>
          </table:table-cell>
          <table:table-cell office:value-type="float" office:value="91876" table:style-name="ce42">
            <text:p>91.876</text:p>
          </table:table-cell>
          <table:table-cell office:value-type="percentage" office:value="0.97579346075144757" table:style-name="ce43">
            <text:p>97,6%</text:p>
          </table:table-cell>
          <table:table-cell office:value-type="float" office:value="33632" table:style-name="ce42">
            <text:p>33.632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26841823826588029" table:style-name="ce43">
            <text:p>26,8%</text:p>
          </table:table-cell>
          <table:table-cell office:value-type="float" office:value="21936" table:style-name="ce42">
            <text:p>21.936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12963313161875945" table:style-name="ce43">
            <text:p>13,0%</text:p>
          </table:table-cell>
          <table:table-cell office:value-type="float" office:value="22074" table:style-name="ce42">
            <text:p>22.074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6.274980243221577E-2" table:style-name="ce43">
            <text:p>6,3%</text:p>
          </table:table-cell>
          <table:table-cell office:value-type="float" office:value="1088" table:style-name="ce42">
            <text:p>1.088</text:p>
          </table:table-cell>
          <table:table-cell office:value-type="float" office:value="76088" table:style-name="ce42">
            <text:p>76.088</text:p>
          </table:table-cell>
          <table:table-cell office:value-type="percentage" office:value="1.4299232467669015E-2" table:style-name="ce43">
            <text:p>1,4%</text:p>
          </table:table-cell>
          <table:table-cell office:value-type="float" office:value="61" table:style-name="ce42">
            <text:p>61</text:p>
          </table:table-cell>
          <table:table-cell office:value-type="float" office:value="20953" table:style-name="ce42">
            <text:p>20.953</text:p>
          </table:table-cell>
          <table:table-cell office:value-type="percentage" office:value="2.9112776213430056E-3" table:style-name="ce43">
            <text:p>0,3%</text:p>
          </table:table-cell>
          <table:table-cell office:value-type="float" office:value="244753" table:style-name="ce42">
            <text:p>244.753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26860130397612852" table:style-name="ce43">
            <text:p>26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6722" table:style-name="ce42">
            <text:p>236.722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77619" table:style-name="ce42">
            <text:p>277.619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5809319372450497" table:style-name="ce43">
            <text:p>95,8%</text:p>
          </table:table-cell>
          <table:table-cell office:value-type="float" office:value="74562" table:style-name="ce42">
            <text:p>74.562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0.21492129468159007" table:style-name="ce43">
            <text:p>21,5%</text:p>
          </table:table-cell>
          <table:table-cell office:value-type="float" office:value="49620" table:style-name="ce42">
            <text:p>49.620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0.12225017184501182" table:style-name="ce43">
            <text:p>12,2%</text:p>
          </table:table-cell>
          <table:table-cell office:value-type="float" office:value="49978" table:style-name="ce42">
            <text:p>49.978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5.6217969772914406E-2" table:style-name="ce43">
            <text:p>5,6%</text:p>
          </table:table-cell>
          <table:table-cell office:value-type="float" office:value="2301" table:style-name="ce42">
            <text:p>2.301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1.5064322891092998E-2" table:style-name="ce43">
            <text:p>1,5%</text:p>
          </table:table-cell>
          <table:table-cell office:value-type="float" office:value="38" table:style-name="ce42">
            <text:p>38</text:p>
          </table:table-cell>
          <table:table-cell office:value-type="float" office:value="44014" table:style-name="ce42">
            <text:p>44.014</text:p>
          </table:table-cell>
          <table:table-cell office:value-type="percentage" office:value="8.6336165765438266E-4" table:style-name="ce43">
            <text:p>0,1%</text:p>
          </table:table-cell>
          <table:table-cell office:value-type="float" office:value="690840" table:style-name="ce42">
            <text:p>690.840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29240134882840951" table:style-name="ce43">
            <text:p>29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2897" table:style-name="ce42">
            <text:p>22.897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7699" table:style-name="ce42">
            <text:p>27.699</text:p>
          </table:table-cell>
          <table:table-cell office:value-type="float" office:value="28125" table:style-name="ce42">
            <text:p>28.125</text:p>
          </table:table-cell>
          <table:table-cell office:value-type="percentage" office:value="0.98485333333333336" table:style-name="ce43">
            <text:p>98,5%</text:p>
          </table:table-cell>
          <table:table-cell office:value-type="float" office:value="10746" table:style-name="ce42">
            <text:p>10.746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28490375947823321" table:style-name="ce43">
            <text:p>28,5%</text:p>
          </table:table-cell>
          <table:table-cell office:value-type="float" office:value="5387" table:style-name="ce42">
            <text:p>5.387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11302030882846593" table:style-name="ce43">
            <text:p>11,3%</text:p>
          </table:table-cell>
          <table:table-cell office:value-type="float" office:value="5395" table:style-name="ce42">
            <text:p>5.395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5.0131018974520991E-2" table:style-name="ce43">
            <text:p>5,0%</text:p>
          </table:table-cell>
          <table:table-cell office:value-type="float" office:value="467" table:style-name="ce42">
            <text:p>467</text:p>
          </table:table-cell>
          <table:table-cell office:value-type="float" office:value="21170" table:style-name="ce42">
            <text:p>21.170</text:p>
          </table:table-cell>
          <table:table-cell office:value-type="percentage" office:value="2.2059518186112424E-2" table:style-name="ce43">
            <text:p>2,2%</text:p>
          </table:table-cell>
          <table:table-cell office:value-type="float" office:value="9" table:style-name="ce42">
            <text:p>9</text:p>
          </table:table-cell>
          <table:table-cell office:value-type="float" office:value="6286" table:style-name="ce42">
            <text:p>6.286</text:p>
          </table:table-cell>
          <table:table-cell office:value-type="percentage" office:value="1.4317531021317213E-3" table:style-name="ce43">
            <text:p>0,1%</text:p>
          </table:table-cell>
          <table:table-cell office:value-type="float" office:value="72600" table:style-name="ce42">
            <text:p>72.600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26810641535075408" table:style-name="ce43">
            <text:p>26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0745" table:style-name="ce42">
            <text:p>360.745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0.99072563591323792" table:style-name="ce43">
            <text:p>99,1%</text:p>
          </table:table-cell>
          <table:table-cell office:value-type="float" office:value="466031" table:style-name="ce42">
            <text:p>466.031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88585407950486716" table:style-name="ce43">
            <text:p>88,6%</text:p>
          </table:table-cell>
          <table:table-cell office:value-type="float" office:value="107554" table:style-name="ce42">
            <text:p>107.554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15292262587744179" table:style-name="ce43">
            <text:p>15,3%</text:p>
          </table:table-cell>
          <table:table-cell office:value-type="float" office:value="142143" table:style-name="ce42">
            <text:p>142.143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14611994658623764" table:style-name="ce43">
            <text:p>14,6%</text:p>
          </table:table-cell>
          <table:table-cell office:value-type="float" office:value="134079" table:style-name="ce42">
            <text:p>134.079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5.3338515524893812E-2" table:style-name="ce43">
            <text:p>5,3%</text:p>
          </table:table-cell>
          <table:table-cell office:value-type="float" office:value="16438" table:style-name="ce42">
            <text:p>16.438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3.4266107446906086E-2" table:style-name="ce43">
            <text:p>3,4%</text:p>
          </table:table-cell>
          <table:table-cell office:value-type="float" office:value="296" table:style-name="ce42">
            <text:p>296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2.178697345080634E-3" table:style-name="ce43">
            <text:p>0,2%</text:p>
          </table:table-cell>
          <table:table-cell office:value-type="float" office:value="1227286" table:style-name="ce42">
            <text:p>1.227.286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21547879836850156" table:style-name="ce43">
            <text:p>21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1315" table:style-name="ce42">
            <text:p>71.315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1426" table:style-name="ce42">
            <text:p>91.426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88850231780678146" table:style-name="ce43">
            <text:p>88,9%</text:p>
          </table:table-cell>
          <table:table-cell office:value-type="float" office:value="30985" table:style-name="ce42">
            <text:p>30.985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2109128780401473" table:style-name="ce43">
            <text:p>21,1%</text:p>
          </table:table-cell>
          <table:table-cell office:value-type="float" office:value="36400" table:style-name="ce42">
            <text:p>36.400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17068687399182203" table:style-name="ce43">
            <text:p>17,1%</text:p>
          </table:table-cell>
          <table:table-cell office:value-type="float" office:value="43063" table:style-name="ce42">
            <text:p>43.063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7.8116695237317804E-2" table:style-name="ce43">
            <text:p>7,8%</text:p>
          </table:table-cell>
          <table:table-cell office:value-type="float" office:value="4378" table:style-name="ce42">
            <text:p>4.378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3.6893154794509005E-2" table:style-name="ce43">
            <text:p>3,7%</text:p>
          </table:table-cell>
          <table:table-cell office:value-type="float" office:value="120" table:style-name="ce42">
            <text:p>120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4570177460244295E-3" table:style-name="ce43">
            <text:p>0,3%</text:p>
          </table:table-cell>
          <table:table-cell office:value-type="float" office:value="277687" table:style-name="ce42">
            <text:p>277.687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2243973433084521" table:style-name="ce43">
            <text:p>22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1410" table:style-name="ce42">
            <text:p>41.410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4070" table:style-name="ce42">
            <text:p>54.070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6913535990823052" table:style-name="ce43">
            <text:p>96,9%</text:p>
          </table:table-cell>
          <table:table-cell office:value-type="float" office:value="14949" table:style-name="ce42">
            <text:p>14.949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20244027950815233" table:style-name="ce43">
            <text:p>20,2%</text:p>
          </table:table-cell>
          <table:table-cell office:value-type="float" office:value="19512" table:style-name="ce42">
            <text:p>19.512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20179121765569735" table:style-name="ce43">
            <text:p>20,2%</text:p>
          </table:table-cell>
          <table:table-cell office:value-type="float" office:value="15665" table:style-name="ce42">
            <text:p>15.665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7.0237817673117278E-2" table:style-name="ce43">
            <text:p>7,0%</text:p>
          </table:table-cell>
          <table:table-cell office:value-type="float" office:value="1164" table:style-name="ce42">
            <text:p>1.164</text:p>
          </table:table-cell>
          <table:table-cell office:value-type="float" office:value="48505" table:style-name="ce42">
            <text:p>48.505</text:p>
          </table:table-cell>
          <table:table-cell office:value-type="percentage" office:value="2.3997526028244513E-2" table:style-name="ce43">
            <text:p>2,4%</text:p>
          </table:table-cell>
          <table:table-cell office:value-type="float" office:value="8" table:style-name="ce42">
            <text:p>8</text:p>
          </table:table-cell>
          <table:table-cell office:value-type="float" office:value="13906" table:style-name="ce42">
            <text:p>13.906</text:p>
          </table:table-cell>
          <table:table-cell office:value-type="percentage" office:value="5.752912411908529E-4" table:style-name="ce43">
            <text:p>0,1%</text:p>
          </table:table-cell>
          <table:table-cell office:value-type="float" office:value="146778" table:style-name="ce42">
            <text:p>146.778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26545253962943205" table:style-name="ce43">
            <text:p>26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58108" table:style-name="ce42">
            <text:p>158.108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1.0010003165558721" table:style-name="ce43">
            <text:p>100,1%</text:p>
          </table:table-cell>
          <table:table-cell office:value-type="float" office:value="197687" table:style-name="ce42">
            <text:p>197.687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92775517291546405" table:style-name="ce43">
            <text:p>92,8%</text:p>
          </table:table-cell>
          <table:table-cell office:value-type="float" office:value="36250" table:style-name="ce42">
            <text:p>36.250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0.12940928676740956" table:style-name="ce43">
            <text:p>12,9%</text:p>
          </table:table-cell>
          <table:table-cell office:value-type="float" office:value="52659" table:style-name="ce42">
            <text:p>52.659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15488988961017952" table:style-name="ce43">
            <text:p>15,5%</text:p>
          </table:table-cell>
          <table:table-cell office:value-type="float" office:value="43124" table:style-name="ce42">
            <text:p>43.124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5.9493770426668174E-2" table:style-name="ce43">
            <text:p>5,9%</text:p>
          </table:table-cell>
          <table:table-cell office:value-type="float" office:value="4092" table:style-name="ce42">
            <text:p>4.092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2.9161292161655607E-2" table:style-name="ce43">
            <text:p>2,9%</text:p>
          </table:table-cell>
          <table:table-cell office:value-type="float" office:value="20" table:style-name="ce42">
            <text:p>20</text:p>
          </table:table-cell>
          <table:table-cell office:value-type="float" office:value="41824" table:style-name="ce42">
            <text:p>41.824</text:p>
          </table:table-cell>
          <table:table-cell office:value-type="percentage" office:value="4.7819433817903597E-4" table:style-name="ce43">
            <text:p>0,0%</text:p>
          </table:table-cell>
          <table:table-cell office:value-type="float" office:value="491940" table:style-name="ce42">
            <text:p>491.940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25917182395450666" table:style-name="ce43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279" table:style-name="ce42">
            <text:p>2.279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7485604606525913" table:style-name="ce43">
            <text:p>87,5%</text:p>
          </table:table-cell>
          <table:table-cell office:value-type="float" office:value="3523" table:style-name="ce42">
            <text:p>3.523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1588698471514587" table:style-name="ce43">
            <text:p>81,6%</text:p>
          </table:table-cell>
          <table:table-cell office:value-type="float" office:value="1107" table:style-name="ce42">
            <text:p>1.107</text:p>
          </table:table-cell>
          <table:table-cell office:value-type="float" office:value="7857" table:style-name="ce42">
            <text:p>7.857</text:p>
          </table:table-cell>
          <table:table-cell office:value-type="percentage" office:value="0.14089347079037801" table:style-name="ce43">
            <text:p>14,1%</text:p>
          </table:table-cell>
          <table:table-cell office:value-type="float" office:value="1708" table:style-name="ce42">
            <text:p>1.708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14780200761509174" table:style-name="ce43">
            <text:p>14,8%</text:p>
          </table:table-cell>
          <table:table-cell office:value-type="float" office:value="1695" table:style-name="ce42">
            <text:p>1.695</text:p>
          </table:table-cell>
          <table:table-cell office:value-type="float" office:value="30066" table:style-name="ce42">
            <text:p>30.066</text:p>
          </table:table-cell>
          <table:table-cell office:value-type="percentage" office:value="5.6375972859708641E-2" table:style-name="ce43">
            <text:p>5,6%</text:p>
          </table:table-cell>
          <table:table-cell office:value-type="float" office:value="234" table:style-name="ce42">
            <text:p>234</text:p>
          </table:table-cell>
          <table:table-cell office:value-type="float" office:value="7581" table:style-name="ce42">
            <text:p>7.581</text:p>
          </table:table-cell>
          <table:table-cell office:value-type="percentage" office:value="3.0866640284922833E-2" table:style-name="ce43">
            <text:p>3,1%</text:p>
          </table:table-cell>
          <table:table-cell office:value-type="float" office:value="6" table:style-name="ce42">
            <text:p>6</text:p>
          </table:table-cell>
          <table:table-cell office:value-type="float" office:value="2175" table:style-name="ce42">
            <text:p>2.175</text:p>
          </table:table-cell>
          <table:table-cell office:value-type="percentage" office:value="2.7586206896551722E-3" table:style-name="ce43">
            <text:p>0,3%</text:p>
          </table:table-cell>
          <table:table-cell office:value-type="float" office:value="10552" table:style-name="ce42">
            <text:p>10.552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15949696181867651" table:style-name="ce43">
            <text:p>15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803" table:style-name="ce42">
            <text:p>1.803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6756066411238821" table:style-name="ce43">
            <text:p>76,8%</text:p>
          </table:table-cell>
          <table:table-cell office:value-type="float" office:value="2824" table:style-name="ce42">
            <text:p>2.824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5346851654215585" table:style-name="ce43">
            <text:p>75,3%</text:p>
          </table:table-cell>
          <table:table-cell office:value-type="float" office:value="2031" table:style-name="ce42">
            <text:p>2.031</text:p>
          </table:table-cell>
          <table:table-cell office:value-type="float" office:value="7827" table:style-name="ce42">
            <text:p>7.827</text:p>
          </table:table-cell>
          <table:table-cell office:value-type="percentage" office:value="0.25948639325412037" table:style-name="ce43">
            <text:p>25,9%</text:p>
          </table:table-cell>
          <table:table-cell office:value-type="float" office:value="1775" table:style-name="ce42">
            <text:p>1.775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15709354810160192" table:style-name="ce43">
            <text:p>15,7%</text:p>
          </table:table-cell>
          <table:table-cell office:value-type="float" office:value="2824" table:style-name="ce42">
            <text:p>2.824</text:p>
          </table:table-cell>
          <table:table-cell office:value-type="float" office:value="30095" table:style-name="ce42">
            <text:p>30.095</text:p>
          </table:table-cell>
          <table:table-cell office:value-type="percentage" office:value="9.3836185412859277E-2" table:style-name="ce43">
            <text:p>9,4%</text:p>
          </table:table-cell>
          <table:table-cell office:value-type="float" office:value="180" table:style-name="ce42">
            <text:p>180</text:p>
          </table:table-cell>
          <table:table-cell office:value-type="float" office:value="8536" table:style-name="ce42">
            <text:p>8.536</text:p>
          </table:table-cell>
          <table:table-cell office:value-type="percentage" office:value="2.1087160262417994E-2" table:style-name="ce43">
            <text:p>2,1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11443" table:style-name="ce42">
            <text:p>11.443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17291244824564053" table:style-name="ce43">
            <text:p>17,3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5" table:style-name="ce45">
            <text:p>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" table:style-name="ce45">
            <text:p>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32" table:style-name="ce45">
            <text:p>632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761" table:style-name="ce45">
            <text:p>1.76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678" table:style-name="ce45">
            <text:p>8.678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90" table:style-name="ce45">
            <text:p>69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1771" table:style-name="ce45">
            <text:p>11.771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40657" table:style-name="ce49">
            <text:p>2.840.657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628876" table:style-name="ce49">
            <text:p>3.628.876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91637241495993105" table:style-name="ce50">
            <text:p>91,6%</text:p>
          </table:table-cell>
          <table:table-cell office:value-type="float" office:value="875714" table:style-name="ce49">
            <text:p>875.714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164083997971889" table:style-name="ce50">
            <text:p>16,4%</text:p>
          </table:table-cell>
          <table:table-cell office:value-type="float" office:value="895502" table:style-name="ce49">
            <text:p>895.502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0.12732305405167926" table:style-name="ce50">
            <text:p>12,7%</text:p>
          </table:table-cell>
          <table:table-cell office:value-type="float" office:value="1060944" table:style-name="ce49">
            <text:p>1.060.944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6.3506334477684903E-2" table:style-name="ce50">
            <text:p>6,4%</text:p>
          </table:table-cell>
          <table:table-cell office:value-type="float" office:value="101640" table:style-name="ce49">
            <text:p>101.640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3.0704175060923499E-2" table:style-name="ce50">
            <text:p>3,1%</text:p>
          </table:table-cell>
          <table:table-cell office:value-type="float" office:value="1912" table:style-name="ce49">
            <text:p>1.912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2.014648347977818E-3" table:style-name="ce50">
            <text:p>0,2%</text:p>
          </table:table-cell>
          <table:table-cell office:value-type="float" office:value="9405245" table:style-name="ce49">
            <text:p>9.405.245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23437046394075708" table:style-name="ce50">
            <text:p>23,4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01T15:23:40Z</meta:creation-date>
    <dc:date>2021-06-01T15:23:59Z</dc:date>
  </office:meta>
</office:document-meta>
</file>